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Neo3Symbol"/>
    </style:style>
    <style:style style:name="TableColumn1" style:family="table-column">
      <style:table-column-properties style:column-width="3.4625in" style:rel-column-width="32767*"/>
    </style:style>
  </office:automatic-styles>
  <office:body>
    <office:text>
      <text:p text:style-name="P1"><text:span text:style-name="T1">喬逸強</text:span><text:s/>  |  2013.06.29 12:16   |   <text:a xlink:type="simple" xlink:href="http://palinfo.habago.org/Entry?Command=Information_PrintForum&amp;iPage=472#FORUM31957"><text:span text:style-name="T2">#</text:span></text:a></text:p>
      <text:p text:style-name="P2">針對李同學的這兩篇轉文，其實不知道李同學想說些什麼<text:span text:style-name="T3">?</text:span>服貿協議很可怕<text:span text:style-name="T3">?</text:span>還是這兩篇很智障<text:span text:style-name="T3">?<text:line-break/></text:span>看到最近台灣對於服貿協議的恐慌來看，原來台灣自稱的軟實力，良好的服務，優秀的創意，都是假的。原來台灣自己也知道自己膨風膨很大嘛<text:span text:style-name="T3">?<text:line-break/></text:span>既然是貿易協議就要依著貿易的邏輯來看事情，依著貿易的邏輯就是互惠，依著做生意的邏輯就是要賺錢。台灣服務業的低薪跟血汗是眾所周知的，如果服務業沒錢賺，大陸何必來投資，有什麼好怕的。如果有利可圖，他們來投資又有什麼差別<text:span text:style-name="T3">?</text:span>更何況美資日資啥麼資都在台灣進進出出不亦樂乎，也不見他們吭一聲。<text:span text:style-name="T3"><text:line-break/></text:span>再來又說到，<text:span text:style-name="T3">30</text:span>萬美金三個人，先不提這三個人是幹部，是幹部就得有相對應的員工而員工必須是台灣人，可以吸收台灣失業人口好了。<text:span text:style-name="T3"><text:line-break/></text:span>就說他說的幾十萬人吧，大陸如果要讓<text:span text:style-name="T3">10</text:span>萬幹部進來台灣，拿個計算機就知道，那是<text:span text:style-name="T3">3</text:span>千億台幣的投資，要上百萬大軍，那就是一兆台幣的投資，還只限於服務業。<text:span text:style-name="T3"><text:line-break/></text:span>如果，趙少康的話反過來說呢，台灣新增投資兆元，工作職缺新增<text:span text:style-name="T3">XXX</text:span>萬。這樣會不會感覺好一點<text:span text:style-name="T3">?</text:span>會不會很爽<text:span text:style-name="T3">?<text:line-break/></text:span>如果台灣只想關起門來自爽，無妨，那就關起門來自爽。如果想要開大門走大路，那就開大門走大路。不要嘴巴上說，我很開放，我很開放，然後四處給人穿小鞋。</text:p>
      <text:p text:style-name="P1"><text:span text:style-name="T1">秉叡</text:span><text:s/>  |  2013.06.28 16:59   |   <text:a xlink:type="simple" xlink:href="http://palinfo.habago.org/Entry?Command=Information_PrintForum&amp;iPage=472#FORUM31956"><text:span text:style-name="T2">#</text:span></text:a></text:p>
      <text:p text:style-name="P3">兩岸寧緩勿急（趙少康）<text:span text:style-name="T3"><text:line-break/><text:line-break/>2013</text:span>年<text:span text:style-name="T3">06</text:span>月<text:span text:style-name="T3">28</text:span>日<text:span text:style-name="T3"> <text:line-break/><text:line-break/></text:span>兩岸的關係既特別又微妙，台灣既想賺大陸的錢，又怕大陸的錢，大陸口口聲聲「中國人不打中國人」，近千枚飛彈又對準台灣，台灣對中共充滿疑懼，又天天要北京讓利，美國人也很矛盾，既怕台灣和大陸打起來，又怕台灣和大陸好起來，從過去的<text:span text:style-name="T3">ECFA</text:span>，到現在的《服務貿易協議》，在這種奇特的情況下，引發台灣內部緊張與衝突。<text:span text:style-name="T3"><text:line-break/><text:line-break/></text:span>台灣既捨不得大陸的工廠與市場，又怕受制於人被吃掉，所以政府就訂出「先經後政，先易後難」的政策，做為緩兵之計，安撫老共慢慢來，不要太急躁，另祭出「一中各表」，卸除北京以「台獨」做為動武的藉口，再以「外交休兵」凍結國際撒錢大戰，台灣用這幾招維持兩岸的動態平衡，希望能繼續「維持現狀」，只是北京愈來愈急，你慢吞吞，他急唬唬，你要維持現狀，他要打破現狀，而且形勢對台灣不利，他愈來愈大愈強愈有錢，你能不能愈來愈大愈強愈有錢？台灣雖還可打「美日牌」以求平衡，但政府官員不食人間煙火，政策脫離現實，政治上藍綠惡鬥，民粹當道，一切<text:span text:style-name="T3">dead lock</text:span>，自己搞死自己，愈做愈小，怎麼跟人家爭？<text:span text:style-name="T3"><text:line-break/><text:line-break/></text:span>要替人民守住底線<text:span text:style-name="T3"><text:line-break/><text:line-break/></text:span>台灣怕大陸，除人口、資源、面積市場懸殊，完全不成比例，還有歷史因素，國民黨在大陸時就和共產黨打打談談，打有時還打贏，談從沒有談贏過，把整個大陸的大好江山拱手讓人，對台灣人民來說，「談」就是「讓」，就是「輸」，就是「失敗」。<text:span text:style-name="T3"> <text:line-break/><text:line-break/></text:span>「天下事合久必分，分久必合」，也許是歷史的必然，但絕大部分的台灣人既然都想「維持現狀」，不想「被統」，台灣的政治領袖就必須替人民把好關守住底線，現在是誰想要誰？是台灣想要大陸，還是大陸想要台灣？當然是大陸想要台灣，台灣的策略必然是以拖待變，等待世局的變以及大陸的變，如果未來大陸變民主了，變自由了，變多元了，台灣就沒有必要那麼怕他了，在這以前，台灣的領導人必須寧慢勿快，寧緩勿急，要延緩而非加速這個過程以確保台灣的最大利益，大陸對台灣讓利，必有政治目的，我們心裡不可不明瞭，有些事該防還是要防。<text:span text:style-name="T3"> <text:line-break/><text:line-break/></text:span>譬如說兩岸互設辦事處，會不會大陸在台灣的辦事處人員可以到處活動，深入民間深入鄉村，等於一下子來了一百個鄭立中，而台灣在大陸的辦事處處處受限，一個鄭立中功能也發揮不了？又譬如說這次《服貿協議》，大陸在台投資<text:span text:style-name="T3">30</text:span>萬美元可來<text:span text:style-name="T3">3</text:span>人，會不會大陸有計劃的從國企到省企到縣企，幾千幾萬家齊發，數年之內就來了幾十萬人，再透過通婚或把配偶、子女接來，百萬大軍成形？就像<text:span text:style-name="T3">90</text:span>年前後大陸大發單程簽證，鼓勵北京、上海人到香港平衡廣東人一樣？一去就不走了。<text:span text:style-name="T3"> <text:line-break/><text:line-break/><text:line-break/></text:span>台別從量變淪質變<text:span text:style-name="T3"><text:line-break/><text:line-break/></text:span>老共做事有目標有計劃，我們做事常亂七八糟不知所云，太幼稚、太單純、太一廂情願，愈來愈多的商人及政治人物不敢說真話，不敢得罪北京，這樣下去，台灣很快就會從量變到質變了，會死得很慘，馬總統不可不察。<text:span text:style-name="T3"> <text:line-break/><text:line-break/></text:span>＜趙少康傳真＞作者為廣播電視主持人<text:span text:style-name="T3"> <text:line-break/>http://www.appledaily.com.tw/appledaily/article/forum/20130628/35112330/</text:span>兩岸寧緩勿急（趙少康）<text:span text:style-name="T3"><text:line-break/>===========================<text:line-break/>http://www.appledaily.com.tw/appledaily/article/forum/20130628/35112318/</text:span>蘋論：服貿協議就是要逐條修<text:span text:style-name="T3"><text:line-break/><text:line-break/></text:span>蘋論：服貿協議<text:span text:style-name="T3"><text:s/></text:span>就是要逐條修<text:span text:style-name="T3"><text:line-break/><text:line-break/>2013</text:span>年<text:span text:style-name="T3">06</text:span>月<text:span text:style-name="T3">28</text:span>日<text:span text:style-name="T3"><text:s/></text:span>更多專欄文章<text:span text:style-name="T3"><text:line-break/><text:line-break/></text:span>《兩岸服貿協議》顯示台灣獲利者多為大企業、大財團，而失利者多為中小企業、小商家及個體戶，像是美髮美容、印刷、中藥材。政府官員說：小商家、個體戶也可以把專業技能帶進大陸廣大的市場，擴展無限商機啊！官員的話是在吃小商家及個體戶的豆腐。<text:span text:style-name="T3"><text:line-break/><text:line-break/></text:span>嘴巴講得天花亂墜<text:span text:style-name="T3"><text:line-break/><text:line-break/></text:span>先不提大陸市場多如牛毛限制外國服務業的法規了，單是裡面機關重重，台灣小商人就會像小白兔一樣進入個大叢林，很快就遭吸乾啃盡。不信？有關兩岸事務的官員嘴巴講得天花亂墜，為什麼自己不去發財？就像醫生開猛烈的藥給病人，能不能吃就看醫生親友生同樣的病、他開不開同樣的藥給他們就知道了。<text:span text:style-name="T3"> <text:line-break/><text:line-break/></text:span>犧牲權力平衡原則<text:span text:style-name="T3"><text:line-break/><text:line-break/></text:span>簽什麼協議害百姓吃虧就認了，誰叫我們官員愚蠢無能呢？誰叫選民瞎了狗眼選錯了領導人和執政黨，這叫願賭服輸，只好打脫了牙和血吞。當立法院藍綠立委都主張逐條審議表決時，行政院竟然鴨霸地揚言不准逐條審修，必須包裹表決。<text:span text:style-name="T3"><text:line-break/><text:line-break/></text:span>陸委會更強調「立院只能做批准與否的決定，無法逐條審查修改。」海基會官員威脅說，如果逐條表決、修改，「等於否定協議。」<text:span text:style-name="T3"><text:line-break/><text:line-break/></text:span>否定又怎樣？不能否定嗎？你們背著納稅人偷偷和他國簽訂攸關民眾生活的協議，還不准民意機關逐條審修，做賊心虛嗎？是什麼他Ｘ的爛官僚，我們為什麼要納稅養你們這些騎在人民頭上的狗官？為討好對方，犧牲民主機制中最寶貴的權力平衡原則，制止國會逐條審查，其嘴臉與對方越來越相像。莫非夫妻久了臉越長越像的原理，也出現在我們長期與中共官員廝混的談判代表臉上？什麼東西！<text:span text:style-name="T3"><text:line-break/></text:span>當然要逐條審修，不然要國會幹啥？</text:p>
      <text:p text:style-name="P1"><text:span text:style-name="T1">魏福全</text:span><text:s/>  |  2013.06.26 22:33   |   <text:a xlink:type="simple" xlink:href="http://palinfo.habago.org/Entry?Command=Information_PrintForum&amp;iPage=472#FORUM31955"><text:span text:style-name="T2">#</text:span></text:a></text:p>
      <text:p text:style-name="P2">麥當勞報警驅趕唐氏症患者，這種態度顯然是把她當流浪狗了。多年前在新店金石堂，看到有一隻狗躺在走道地上涼快，店員看著牠，不知如何是好，她大概感覺我是友狗人士，就請我幫忙把牠移到書櫃底下繼續涼快。狗很乖也很安逸，一直躺著，讓我慢慢又拉又推的，不驚慌也沒反抗。這位被麥當勞報警驅趕的唐氏症患者，所受到的待遇不如狗。</text:p>
      <text:p text:style-name="P1"><text:span text:style-name="T1">陳真</text:span><text:s/>  |  2013.06.26 18:17   |   <text:a xlink:type="simple" xlink:href="http://palinfo.habago.org/Entry?Command=Information_PrintForum&amp;iPage=472#FORUM31954"><text:span text:style-name="T2">#</text:span></text:a></text:p>
      <text:p text:style-name="P3">麥當勞報警驅趕唐氏症患者<text:span text:style-name="T3">,</text:span>這事如果發生在歐洲<text:span text:style-name="T3">,</text:span>恐怕得賠償一筆天價<text:span text:style-name="T3">,</text:span>而且很可能馬上會激怒火爆群眾<text:span text:style-name="T3">. </text:span>台灣司法對於大公司向來友善<text:span text:style-name="T3">,</text:span>自然不會有天價賠償的事<text:span text:style-name="T3">,</text:span>麥當勞大概也不會得到什麼報應<text:span text:style-name="T3">. </text:span>我看到報導說<text:span text:style-name="T3">,</text:span>該公司主管事後還態度強硬地說<text:span text:style-name="T3">:<text:line-break/><text:line-break/></text:span>「這種人<text:span text:style-name="T3">(</text:span>指唐氏症女<text:span text:style-name="T3">)</text:span>不值得同情！」<text:span text:style-name="T3"><text:line-break/><text:line-break/></text:span>衝著這句話<text:span text:style-name="T3">,</text:span>剛剛休息時間我就打電話過去這間店<text:span text:style-name="T3">,</text:span>電話是<text:span text:style-name="T3">07-3645217. </text:span>地址：<text:span text:style-name="T3"><text:s/></text:span>高雄市楠梓區軍校路<text:span text:style-name="T3">796</text:span>號<text:span text:style-name="T3">. </text:span>我想問問他們黃經理<text:span text:style-name="T3">,"</text:span>這種人<text:span text:style-name="T3">" </text:span>是哪種人<text:span text:style-name="T3">? <text:line-break/><text:line-break/></text:span>我很客氣地說<text:span text:style-name="T3">,</text:span>請問你們就是最近趕顧客鬧上新聞的那家麥當勞嗎<text:span text:style-name="T3">? </text:span>對方像答錄機一樣<text:span text:style-name="T3">,</text:span>反覆說<text:span text:style-name="T3"><text:s/>"</text:span>謝謝你的關心<text:span text:style-name="T3">"<text:line-break/><text:line-break/></text:span>我說我是問你是不是那家店<text:span text:style-name="T3">? </text:span>對方一律回答<text:span text:style-name="T3"><text:s/>"</text:span>謝謝你的關心<text:span text:style-name="T3">". </text:span>我就說<text:span text:style-name="T3">,</text:span>那麻煩妳幫我接黃經理<text:span text:style-name="T3">,</text:span>我有事想請教她<text:span text:style-name="T3">. </text:span>對方說<text:span text:style-name="T3">: </text:span>經理今天請假哦<text:span text:style-name="T3">. </text:span>我說<text:span text:style-name="T3">,</text:span>那請問她什麼時候恢復上班<text:span text:style-name="T3">? </text:span>對方說不清楚<text:span text:style-name="T3">. </text:span>我說<text:span text:style-name="T3">: </text:span>好<text:span text:style-name="T3">,</text:span>謝謝<text:span text:style-name="T3">,</text:span>那我改天再打電話<text:span text:style-name="T3">. <text:line-break/><text:line-break/></text:span>陳真<text:span text:style-name="T3"><text:line-break/><text:line-break/>============<text:line-break/><text:line-break/></text:span>麥當勞經理報警趕唐氏症女　<text:span text:style-name="T3"><text:line-break/></text:span>台灣麥當勞：不會道歉，歡迎再來<text:span text:style-name="T3"><text:s/>| <text:line-break/><text:line-break/>ETtoday</text:span>生活新聞<text:span text:style-name="T3"><text:s/>2013 6. 23.<text:line-break/><text:line-break/></text:span>生活中心／綜合報導<text:span text:style-name="T3"><text:line-break/><text:line-break/></text:span>經理、店員、警察各說各話，「高雄麥當勞報警趕唐氏症女」一事變成羅生門，台灣麥當<text:span text:style-name="T3"><text:s/></text:span>勞公關部襄理蔡佳潓<text:span text:style-name="T3">22</text:span>日表示，經理發言是溝通有誤解，將加強教育訓練，「麥當勞不會道歉，歡迎她<text:span text:style-name="T3">(</text:span>指唐氏症女<text:span text:style-name="T3">)</text:span>繼續來用餐。」<text:span text:style-name="T3"><text:line-break/><text:line-break/></text:span>高雄警方<text:span text:style-name="T3">21</text:span>日午時獲報麥當勞高雄右昌店有「流浪漢大聲咆哮」，到場卻沒看到報案人口中的「流浪漢」，只見患有唐氏症的王姓女子窩在櫃檯角落不說話。<text:span text:style-name="T3"> <text:line-break/><text:line-break/></text:span>「她沒有違法呀！就很安靜坐在那邊！」當時到場處理的員警接受媒體訪問還原現場狀況，指麥當勞店家認為王姓婦女會「影響其他客人觀感」，堅持要警方把王女帶走，「不然我們幹什麼要報警？」警方聽完這句話，只好聯繫王婦的家人把她接回。<text:span text:style-name="T3"><text:line-break/><text:line-break/></text:span><text:span text:style-name="T4">◄</text:span>有網友在《<text:span text:style-name="T3">ETtoday</text:span>新聞雲》留言，指當天現場客人勸店家不要報警，但黃柏如堅持要<text:span text:style-name="T3"><text:s/></text:span>找警察來趕走王女。<text:span text:style-name="T3">(</text:span>圖／翻攝網路<text:span text:style-name="T3">) <text:line-break/><text:line-break/></text:span>對此，麥當勞高雄右昌店經理黃柏如回應，「我不清楚狀況」、「我並不在現場，沒有目<text:span text:style-name="T3"><text:s/></text:span>擊經過」，之後不管記者怎麼問，黃就像跳針一樣皆以「我要了解整個過程才能回答」答覆，但記者拿黃的照片給員警看，員警一看就認出來，「就是她呀！她當時在場呀！」<text:span text:style-name="T3"><text:line-break/><text:line-break/></text:span>「高雄麥當勞報警趕唐氏症女」消息傳出後，引發一般民眾怒火，有網友在網路上串聯，發起拒吃麥當勞活動，但<text:span text:style-name="T3">23</text:span>日又有一名自稱麥當勞高雄右昌店員工的女子爆料，「我們絕對沒有趕人」，反控警方到場處理態度不佳，不但高聲發表歧視言論「這種人<text:span text:style-name="T3">(</text:span>指唐氏症女<text:span text:style-name="T3">)</text:span>不值得同情！」<text:span text:style-name="T3"><text:line-break/><text:line-break/></text:span>「麥當勞沒有侵犯王女的權益。」台灣麥當勞公關部襄理蔡佳潓<text:span text:style-name="T3">22</text:span>日強調麥當勞不會為此<text:span text:style-name="T3"><text:s/></text:span>事道歉，歡迎王女繼續來用餐。</text:p>
      <text:p text:style-name="P4"/>
      <text:p text:style-name="P1"><text:span text:style-name="T1">陳真</text:span><text:s/>  |  2013.06.26 17:38   |   <text:a xlink:type="simple" xlink:href="http://palinfo.habago.org/Entry?Command=Information_PrintForum&amp;iPage=473#FORUM31953"><text:span text:style-name="T2">#</text:span></text:a></text:p>
      <text:p text:style-name="P3">子曰<text:span text:style-name="T3">,</text:span>還是孟子曰<text:span text:style-name="T3">,"</text:span>惡紫之奪朱<text:span text:style-name="T3">",</text:span>紫之混淆了紅<text:span text:style-name="T3">,</text:span>最令人堵爛<text:span text:style-name="T3">. </text:span>黑不可怕<text:span text:style-name="T3">,</text:span>跟朱紅類似的紫比赤裸裸的黑還可怕<text:span text:style-name="T3">,</text:span>因為它混淆了視聽<text:span text:style-name="T3">. <text:line-break/><text:line-break/></text:span>像底下這樣一種文章便是<text:span text:style-name="T3">,</text:span>表面上好像在罵美國<text:span text:style-name="T3">,</text:span>其實小罵大捧<text:span text:style-name="T3">,</text:span>把一種明目張膽的惡行給打美白針<text:span text:style-name="T3">,</text:span>抹胭脂粉<text:span text:style-name="T3">,</text:span>說成彷彿是一種<text:span text:style-name="T3"><text:s/>"</text:span>暇疵<text:span text:style-name="T3">",</text:span>一種<text:span text:style-name="T3"><text:s/>"</text:span>不小心<text:span text:style-name="T3">" </text:span>或是<text:span text:style-name="T3"><text:s/>"</text:span>被誤導<text:span text:style-name="T3">" </text:span>或<text:span text:style-name="T3"><text:s/>"</text:span>誤判<text:span text:style-name="T3">" </text:span>的無心小過錯<text:span text:style-name="T3">.<text:line-break/><text:line-break/></text:span>說起來<text:span text:style-name="T3">,</text:span>不管國內外<text:span text:style-name="T3">,</text:span>這類不紅不黑不三不四的紫色論調從不曾缺貨<text:span text:style-name="T3">,</text:span>只是抹胭脂粉的對象有別<text:span text:style-name="T3">,</text:span>手法或作文方法倒是始終一致<text:span text:style-name="T3">. </text:span>向來被台灣捧成<text:span text:style-name="T3"><text:s/>"</text:span>有水準<text:span text:style-name="T3">" "</text:span>有國際觀<text:span text:style-name="T3">" </text:span>的西方主流媒體例如沒水準到爆的<text:span text:style-name="T3"><text:s/>TIME, </text:span>例如睜眼說瞎話的華盛頓郵報<text:span text:style-name="T3">,</text:span>例如披著進步外衣的紐約時報<text:span text:style-name="T3">,</text:span>他們的文章幾乎都是這個色調<text:span text:style-name="T3">. </text:span>這其實比烏七媽黑的媒體例如自由亂報<text:span text:style-name="T3">,</text:span>恐怕還更加為害世人<text:span text:style-name="T3">.<text:line-break/><text:line-break/></text:span>陳真<text:span text:style-name="T3"> <text:line-break/><text:line-break/>=============<text:line-break/></text:span>四星連線：從九一一到史諾登<text:span text:style-name="T3"> <text:line-break/><text:line-break/></text:span>【聯合報╱社論】<text:span text:style-name="T3"><text:s/>2013.06.26<text:line-break/><text:line-break/><text:line-break/></text:span>為何說可將九一一與史諾登連成一線？二○○一年的九一一事件，是史上最驚悚的恐怖活動，也是史上最駭異的反美事件；現在正進行中的史諾登事件，則是網路時代最駭人聽聞的政府侵害人權事件，美國政府解釋監偵網路的理由是反恐，把根源推到九一一。<text:span text:style-name="T3"><text:line-break/><text:line-break/></text:span>九一一事件源自阿拉伯伊斯蘭世界對「美國文明」的敵意，而史諾登事件則暴露了美國憲政法治燭台下的黑暗角落。九一一事件固然是杭廷頓所指的跨國界的「文明衝突」，而史諾登事件則是國家與網路世界的「文明衝突」；二者在內容及外觀上迥然而異，卻皆可視為具有「文明衝突」指標意義的大事件。<text:span text:style-name="T3"><text:line-break/><text:line-break/></text:span>其實，從九一一到史諾登，其間尚有二○○三年的美國侵略伊拉克，與二○○七年揭幕的華爾街金融海嘯。四者連成一線，皆是對美國標榜的民主體制與資本主義自由經濟的嚴酷檢驗。<text:span text:style-name="T3"><text:line-break/><text:line-break/></text:span>九一一的恐怖攻擊受到全球嚴厲譴責，但美國亦應省思為何凶手對美國仇恨至此。長期以來，在美國那種藉著武力支撐的強勢文明，和其實主要是軍力不如美國的弱勢文明之間，一直存在著力量不對稱的衝突。沒有一個阿拉伯伊斯蘭國家能夠以政府之力抵抗美國，但當恐怖分子跳脫了國家與軍隊的框架，那就不是國與國的衝突，而是人與人的衝突，也是弱者與強者的不對稱鬥爭。<text:span text:style-name="T3"><text:line-break/><text:line-break/></text:span>小布希侵略伊拉克，將人與人的衝突又拉回到國與國的衝突；這是美國的強項，卻引發了強烈的文明爭議。事後證明，美國揮軍伊拉克，是裹著「查有大規模毀滅性武器」謊言的侵略行為。七年後，美軍從伊拉克抽腿時，留下了一個在精神及實體上皆幾近廢墟的伊拉克，及成千上萬的孤兒寡婦。美國出兵時也許不會想到，它對伊拉克造成的實質損傷恐猶逾於海珊政權。這裡又留下了一個「文明」的問號：一、為何在美國崇高的道德論述下，卻仍會出現這種損人不利己的侵略戰？二、為何美國這種自稱先進的民主，也會被小布希及其身邊的野心家所利用？三、這難道只是一場「文明」的誤會？<text:span text:style-name="T3"><text:line-break/><text:line-break/></text:span>接下來又一場文明的誤會，是二○○七年自華爾街爆發的金融海嘯。金融市場的自由與寬縱，給了金融兀鷹肆無忌憚的空間；兀鷹們買空賣空，卻造成了全球多少人血本無歸、家破人亡，甚至國本為之動搖。在此，資本主義的「文明」極致，儼然只是刀俎魚肉；政府的法制防範不了這種慘禍，美國的「文明」更無能阻擋金融兀鷹的「野蠻」。這場金融海嘯，使人們對資本主義的信仰動搖，更使市場上人與人的信任關係受到重創。如今，海嘯仍餘波盪漾，人們心中的疑問是：難道這就是「文明」？<text:span text:style-name="T3"><text:line-break/><text:line-break/></text:span>史諾登所舉發的「稜鏡計畫」，則是政府肆無忌憚的罪行。諷刺的是，如今有人將史諾登與陳光誠作比較。北京為了制伏陳光誠，幾乎封了東師古村，引來內外民主人士交相責罵，最後無計可施地把陳光誠交給美國，北京政權面子裡子皆失。然而，像「稜鏡計畫」這樣的政府行動，只要向大科技公司下達命令，即可進行政治成本及金錢成本皆低的「維穩」方案，政府作盡髒事，卻不留汙名。<text:span text:style-name="T3"><text:line-break/><text:line-break/></text:span>如今，收容了陳光誠的美國政府，卻千方百計要引渡史諾登。這裡又觸發了幾個有關「文明」的疑問：一、美國的核心價值究竟是「統治權力」，抑或是「人權」（包括自由、民主等一長串概念）？二、政府可以違反憲法精神指使公務員（包括外包人員）侵犯人權，但受指使者卻不能有不服從或舉發的權利？三、當「政府權力」與「人權」發生「文明衝突」時，像美國這樣的文明國家，會不會使史諾登受到比陳光誠還不如的處遇？<text:span text:style-name="T3"><text:line-break/><text:line-break/></text:span>近年美國國力滑坡，一方面固然是因軍事力量愈來愈不足憑恃（如出兵伊拉克事件），更重要的則是因其倫理道德受到質疑（金融海嘯）；因而，遂有稜鏡計畫以防範「九一一」的再發生，但這卻使得美國的文明典範地位更受重創。這已不是「國力」的問題，而是「國魂」的問題。<text:span text:style-name="T3"><text:line-break/><text:line-break/></text:span>相對而言，美國依然是一個在自由民主的尺標上值得尊敬與效法的國家；但是從九一一到史諾登這些年來的轉折卻顯示，美國文明確亦面臨了如何自我改善及自圓其說的問題。這當然是一個「文明」層次的問題。<text:span text:style-name="T3"> <text:line-break/><text:line-break/><text:line-break/></text:span>【<text:span text:style-name="T3">2013/06/26 </text:span>聯合報】</text:p>
      <text:p text:style-name="P1"><text:span text:style-name="T1">陳真</text:span><text:s/>  |  2013.06.25 16:22   |   <text:a xlink:type="simple" xlink:href="http://palinfo.habago.org/Entry?Command=Information_PrintForum&amp;iPage=473#FORUM31952"><text:span text:style-name="T2">#</text:span></text:a></text:p>
      <text:p text:style-name="P2">維基解密亞桑傑：史諾登很安全<text:span text:style-name="T3"> <text:line-break/><text:line-break/></text:span>【聯合晚報╱編譯范振光<text:span text:style-name="T3">/</text:span>綜合報導】<text:span text:style-name="T3"> <text:line-break/>2013.06.25<text:line-break/><text:line-break/><text:line-break/></text:span>踢爆美國國安局監控通聯紀錄的史諾登<text:span text:style-name="T3">23</text:span>日從香港飛到莫斯科，原本要轉機到古巴再前往厄瓜多，然而史諾登卻在莫斯科失蹤，協助史諾登逃避美國追緝的「維基解密」創辦人亞桑傑<text:span text:style-name="T3">24</text:span>日表示，史諾登安全無虞，但不透露他身在何處。<text:span text:style-name="T3"><text:line-break/><text:line-break/></text:span>亞桑傑表示，史諾登和「維基解密」代表沙拉‧哈里森目前都健康、安全，與法律顧問團隊保持聯繫。<text:span text:style-name="T3"><text:line-break/><text:line-break/></text:span>亞桑傑在厄瓜多駐倫敦大使館的視訊會議中告訴記者：「我不能透露更多有關他們行蹤或所處環境的訊息，只能說一切都在掌握中。我們知道史諾登先生現在何處，他在安全處所，精神昂揚。」亞桑傑還說：「由於美國行政部門的好戰威脅，我們目前不能說明細節。很遺憾，我們不能透露他目前在哪個國家。」<text:span text:style-name="T3"><text:line-break/><text:line-break/></text:span>亞桑傑表示，美國撤銷史諾登的護照後，史諾登<text:span text:style-name="T3">23</text:span>日持厄瓜多核發的難民身分文件離開香港，經由俄羅斯等國的安全通道，前往厄瓜多。他表示，史諾登向厄瓜多申請庇護的程序尚未完成，厄瓜多還在考量他的庇護申請。亞桑傑透露，史諾登前往莫斯科之前，並未和俄羅斯官員接洽。外傳史諾登曾接受中國大陸駐香港官員問話，亞桑傑否認。「維基解密」發言人表示，史諾登除了向厄瓜多申請庇護，也向冰島等國申請，但未說明是哪些國家。<text:span text:style-name="T3"><text:line-break/><text:line-break/></text:span>外傳史諾登<text:span text:style-name="T3">24</text:span>日從莫斯科搭乘俄羅斯航空班機前往古巴，大批媒體上機，卻未發現史諾登人影。該班機已降落哈瓦那機場，機長告訴包圍的記者，史諾登不在飛機上。<text:span text:style-name="T3"> <text:line-break/></text:span></text:p>
      <text:p text:style-name="P1"><text:span text:style-name="T1">陳真</text:span><text:s/>  |  2013.06.24 17:04   |   <text:a xlink:type="simple" xlink:href="http://palinfo.habago.org/Entry?Command=Information_PrintForum&amp;iPage=473#FORUM31951"><text:span text:style-name="T2">#</text:span></text:a></text:p>
      <text:p text:style-name="P3">人權若也能親某種顏色<text:span text:style-name="T3">,</text:span>那還叫人權嗎<text:span text:style-name="T3">? <text:line-break/><text:line-break/></text:span>貿易談判也能扯成人權問題<text:span text:style-name="T3">,</text:span>這樣一種<text:span text:style-name="T3">X</text:span>他<text:span text:style-name="T3">X</text:span>的人權團體不能說是掛羊頭賣狗肉<text:span text:style-name="T3">,</text:span>而是直接把狗頭也掛上了<text:span text:style-name="T3">. </text:span>往後歷史如果發現我是這些所謂<text:span text:style-name="T3"><text:s/>"</text:span>社運團體<text:span text:style-name="T3">" </text:span>的元老或創始人<text:span text:style-name="T3">,</text:span>恐怕會以為我是不是年輕時曾經頭殼壞掉<text:span text:style-name="T3">.<text:line-break/><text:line-break/></text:span>中華文化也變成一種可怕概念了<text:span text:style-name="T3">,</text:span>甚至還違憲呢<text:span text:style-name="T3">!</text:span>胡扯到這種地步<text:span text:style-name="T3">,</text:span>令人嘆為觀止<text:span text:style-name="T3">.</text:span>再說<text:span text:style-name="T3">,</text:span>這部中華民國憲法依這些愛台人士的標準不是也有毒嗎<text:span text:style-name="T3">? </text:span>違憲不是應該值得表揚嗎<text:span text:style-name="T3">?<text:line-break/><text:line-break/></text:span>黨外時一堆御用文人御用學者<text:span text:style-name="T3">,</text:span>永遠高聲高調地秉持一套特定的黨國標準檢驗所有人事物<text:span text:style-name="T3">,</text:span>其荒腔走板與惡劣愚蠢囂張之行徑<text:span text:style-name="T3">,</text:span>令人痛恨<text:span text:style-name="T3">! </text:span>但他們在那個年代是主流<text:span text:style-name="T3">,</text:span>大受學生歡迎<text:span text:style-name="T3">,</text:span>你再痛恨也只能啞巴吃黃蓮<text:span text:style-name="T3">,</text:span>校園周遭裏裏外外是不會有幾個知音的<text:span text:style-name="T3">. <text:line-break/><text:line-break/></text:span>可悲的是<text:span text:style-name="T3">,</text:span>那麼多的痛苦做為一種代價<text:span text:style-name="T3">,</text:span>幾十年過去了<text:span text:style-name="T3">,</text:span>這社會卻沒有絲毫改變<text:span text:style-name="T3">,</text:span>只是黨國名稱改變一下而已<text:span text:style-name="T3">. </text:span>所謂民主與人權<text:span text:style-name="T3">,</text:span>仍然是御用之物<text:span text:style-name="T3">,</text:span>黨國依然高高注視著每個人<text:span text:style-name="T3">,</text:span>檢驗忠誠<text:span text:style-name="T3">,</text:span>清除異己<text:span text:style-name="T3">,</text:span>排除非我族類<text:span text:style-name="T3">.<text:line-break/><text:line-break/></text:span>幾十年前柏楊常引用一句話<text:span text:style-name="T3">,</text:span>這話據說是黑格爾說的<text:span text:style-name="T3">,</text:span>但我存疑<text:span text:style-name="T3">,</text:span>柏楊那句話是說<text:span text:style-name="T3">: </text:span>我們從歷史中學到的教訓就是我們始終不曾從歷史中學到教訓<text:span text:style-name="T3">.<text:line-break/><text:line-break/></text:span>其實<text:span text:style-name="T3">,</text:span>我倒是從小說影像乃至音樂中學到許多有關人性善惡美醜的教訓<text:span text:style-name="T3">. </text:span>可是<text:span text:style-name="T3">,</text:span>話説回來<text:span text:style-name="T3">,</text:span>當你經歷或目睹過某種現實<text:span text:style-name="T3">,</text:span>你會發現<text:span text:style-name="T3">,</text:span>生活比藝術大<text:span text:style-name="T3">,</text:span>生命比作品大<text:span text:style-name="T3">,</text:span>生活像個海<text:span text:style-name="T3">,</text:span>而藝術只是它濺起的一個小浪花<text:span text:style-name="T3">.<text:line-break/><text:line-break/></text:span>少年陳凱歌<text:span text:style-name="T3">,</text:span>經歷過文革抄家後<text:span text:style-name="T3">,</text:span>躺在床上<text:span text:style-name="T3">,</text:span>從天花板縫隙望向天空<text:span text:style-name="T3">,</text:span>滿天的大星子<text:span text:style-name="T3">,</text:span>他說<text:span text:style-name="T3">,</text:span>他突然覺悟到<text:span text:style-name="T3">: </text:span>過去全是一場夢<text:span text:style-name="T3">,</text:span>從現在開始才是生活<text:span text:style-name="T3">.<text:line-break/><text:line-break/></text:span>說起來<text:span text:style-name="T3">,</text:span>醜陋的人事物倒也有一番作用<text:span text:style-name="T3">. </text:span>就跟生場病一樣<text:span text:style-name="T3">,</text:span>讓你明白真正無病無痛有多麼美好<text:span text:style-name="T3">. </text:span>每個人周遭總有些不堪入目的混蛋事<text:span text:style-name="T3">,</text:span>也許那些混蛋會讓你真正看見你原本看不見的天使<text:span text:style-name="T3">.<text:line-break/><text:line-break/><text:line-break/></text:span>陳真<text:span text:style-name="T3"><text:line-break/>============<text:line-break/></text:span>親綠學者批判吳習會<text:span text:style-name="T3"> <text:line-break/><text:line-break/></text:span>【聯合晚報╱記者李光儀／即時報導】<text:span text:style-name="T3"><text:s/>2013.06.14 01:15 pm <text:line-break/><text:line-break/><text:line-break/></text:span>包括「台灣守護民主平台協會」、「台灣人權促進會」、「兩岸協議監督聯盟」等多個親綠團體，今天上午召開記者會，批評馬總統派國民黨榮譽主席吳伯雄代表政府談判，視為反民主原則，而且談判互設辦事處，也只爭取到「受刑人探視權」。他們呼籲立院不應通過互設辦事處的修法。<text:span text:style-name="T3"><text:line-break/><text:line-break/></text:span>台大法律係教授顏厥安表示，兩岸事務也淪為「密室協商」，此次吳習會「總統授權是違法的，吳伯雄代表團也是違法的」。他也質疑，「中華民族」、「中華文化」都是很可怕的概念，是違反人權的，因為憲法並沒有提到這些。<text:span text:style-name="T3"><text:line-break/><text:line-break/></text:span>輔大法律系副教授吳豪人針對吳伯雄的「無法選擇祖先」說法，表示雖然祖先無法選擇，「但不代表祖先當小偷強盜，我們也必須當小偷強盜」。對於民進黨前主席謝長廷也推動兩岸交流，兩督盟召集人賴中強表示，「鼓勵民間交流」，但反對任何和對岸國台辦的交流。<text:span text:style-name="T3"><text:line-break/><text:line-break/></text:span>【<text:span text:style-name="T3">2013/06/14 </text:span>聯合晚報】<text:span text:style-name="T3">@ http://udn.com/</text:span></text:p>
      <text:p text:style-name="P1"><text:span text:style-name="T1">陳真</text:span><text:s/>  |  2013.06.18 15:54   |   <text:a xlink:type="simple" xlink:href="http://palinfo.habago.org/Entry?Command=Information_PrintForum&amp;iPage=473#FORUM31950"><text:span text:style-name="T2">#</text:span></text:a></text:p>
      <text:p text:style-name="P2">台灣不是有很多愛台民主人士整天喊什麼守護民主的嗎<text:span text:style-name="T3">? </text:span>有些雖然是對岸來的<text:span text:style-name="T3">,</text:span>例如王丹<text:span text:style-name="T3">,</text:span>如今民主已到生死存亡的關頭<text:span text:style-name="T3">,</text:span>人權蕩然無存<text:span text:style-name="T3">,</text:span>應該是他們挺身而出保衛民主的時候了<text:span text:style-name="T3">!!<text:line-break/><text:line-break/></text:span>陳真<text:span text:style-name="T3"><text:line-break/><text:line-break/>==============<text:line-break/></text:span>美<text:span text:style-name="T3">4</text:span>監控計畫<text:span text:style-name="T3"><text:s/></text:span>史諾登：真相擋也擋不住<text:span text:style-name="T3"> <text:line-break/><text:line-break/></text:span>【中央社╱華盛頓<text:span text:style-name="T3">17</text:span>日綜合外電報導】<text:span text:style-name="T3"><text:s/>2013.06.18 <text:line-break/><text:line-break/><text:line-break/></text:span>「華盛頓郵報」報導，<text:span text:style-name="T3">2011</text:span>年的<text:span text:style-name="T3">911</text:span>恐怖攻擊事件後，美國政府有四項蒐集情資的大規模計畫，<text:span text:style-name="T3"><text:s/></text:span>除了近日遭揭密深喉嚨史諾登揭露的「稜鏡」計畫，還有另三項，有如布下天羅地網。<text:span text:style-name="T3"> <text:line-break/><text:line-break/></text:span>華郵這則報導繼日前曝光的稜鏡（<text:span text:style-name="T3">Prism</text:span>）計畫，再揭美國政府的秘密監控計畫內情。在香港揭密的史諾登今天接受英國「衛報」線上訪問時表示，美國這些秘密計畫的「真相將會顯現，而且擋也擋不住。」<text:span text:style-name="T3"> <text:line-break/><text:line-break/></text:span>據華郵報導，美國前總統布希任內，代理司法部長柯米（<text:span text:style-name="T3">James Comey</text:span>）等高層官員認為電子監視令違法，擬於<text:span text:style-name="T3">2004</text:span>年<text:span text:style-name="T3">3</text:span>月<text:span text:style-name="T3">12</text:span>日請辭，布希為挽留他們，終止了原意是秘密收集外國情報、但已跨入國內領域的<text:span text:style-name="T3">Stellarwind</text:span>電子監視計畫。<text:span text:style-name="T3"> <text:line-break/><text:line-break/>Stellarwind</text:span>是一套四式監控計畫的總稱，如果落實，美國國民和領土將是數十年來首度落入國家安全局（<text:span text:style-name="T3">NSA</text:span>）的監控範圍。<text:span text:style-name="T3"> <text:line-break/><text:line-break/></text:span>不過，其後華府打造新法律架構，使得布希和繼任的總統歐巴馬能夠讓<text:span text:style-name="T3">Stellarwind</text:span>的四大情報收集計畫起死回生，而且擴大情報收集範圍。<text:span text:style-name="T3"> <text:line-break/><text:line-break/></text:span>報導說，接替<text:span text:style-name="T3">Stellarwind</text:span>的「大道」（<text:span text:style-name="T3">Mainway</text:span>）、「船塢」（<text:span text:style-name="T3">Marina</text:span>）、「核子」（<text:span text:style-name="T3">Nucleon</text:span>）及「稜鏡」計畫，是收集情報的四大管道，範圍拓展至整個現代電訊界。雖然國安局的目標是外國人而不是美國人，但實際上，四大情報收集計畫牽涉範圍極為廣泛，某程度上幾乎可觸及到每個美國家庭。<text:span text:style-name="T3"> <text:line-break/><text:line-break/>================== <text:line-break/></text:span>史諾登：我不是中國間諜<text:span text:style-name="T3"> <text:line-break/><text:line-break/></text:span>【聯合晚報、中央社╱記者蔡致仁／即時報導】<text:span text:style-name="T3"><text:s/>2013.06.18 10:55 am <text:line-break/><text:line-break/><text:line-break/><text:line-break/><text:line-break/></text:span>史諾登昨透過英國衛報網站答覆網友詢問。<text:span text:style-name="T3"><text:line-break/></text:span>美聯社<text:span text:style-name="T3"> <text:line-break/><text:line-break/></text:span>揭發美國國安局監控人民與英國政府竊聽外交官的美國告密者史諾登，<text:span text:style-name="T3">17</text:span>日發表措辭強烈的聲明，反擊批評他的華府人士，否認自己是叛徒，也不是中國間諜。史諾登並揚言還會公布更多機密。史諾登說，「真相要來了，誰都擋不住」。<text:span text:style-name="T3"> <text:line-break/><text:line-break/></text:span>【中央社╱台北<text:span text:style-name="T3">18</text:span>日電】揭發美國政府入侵網路監控通訊的史諾登，昨天透過英國衛報網站答覆網友詢問時，否認自己是「中國間諜」，並宣布將披露更多美國國家安全局入侵網路的直接數據。<text:span text:style-name="T3"> <text:line-break/><text:line-break/></text:span>人在香港的史諾登，在英國夏令時間<text:span text:style-name="T3">17</text:span>日上午<text:span text:style-name="T3">11</text:span>時到下午<text:span text:style-name="T3">4</text:span>時，在衛報網站上接受全球網友提問。中國大陸包括<text:span text:style-name="T3">21</text:span>世紀經濟報導等媒體的微博，都翻譯且直播這場網路問答會。<text:span text:style-name="T3"> <text:line-break/><text:line-break/></text:span>史諾登在答覆網友時說，他從未與大陸政府接觸，美國媒體下意識把所有關於香港和大陸的資訊歸類為「赤色中國」，試圖分散美國政府所犯罪行的焦點。「如果我是中國間諜，我為什麼不逃去北京？我也許可以住在宮殿裡撫摸鳳鑾了。」<text:span text:style-name="T3"> <text:line-break/><text:line-break/></text:span>至於為什麼選擇香港藏匿，而非冰島或其他國家，史諾登指出，美國國安局（<text:span text:style-name="T3">NSA</text:span>）僱員必須提前<text:span text:style-name="T3">30</text:span>天報備海外旅行且被當局監視，因此他必須選擇一個無須事先計畫行程，且文化和法律架構可以保障他不被立即扣留的地方，香港正符合這些條件。<text:span text:style-name="T3"> <text:line-break/><text:line-break/></text:span>史諾登認為，美國政府預料會像對付其他「揭密者」一樣對付他，指控他犯下叛國罪，他無法在美國獲得公平審判，只有離開美國。<text:span text:style-name="T3"> <text:line-break/><text:line-break/></text:span>但他強調，他並未透露美國針對合法軍事目標的行動，只是揭發美國情報部門入侵民間機構如大學、醫院和私人企業網路。這些機構都是美國的盟友，美國政府無法透過殺害他或收監繼續隱瞞下去，真相會繼續被揭露。<text:span text:style-name="T3"> <text:line-break/><text:line-break/></text:span>史諾登又宣告，將再揭露美國國安局直接取得監控數據的細節。他說，如果<text:span text:style-name="T3">NSA</text:span>、美國聯邦調查局（<text:span text:style-name="T3">FBI</text:span>）、美國中央情報局（<text:span text:style-name="T3">CIA</text:span>）、國防情報局（<text:span text:style-name="T3">DIA</text:span>）僱員有權搜索訊號情報（<text:span text:style-name="T3">SIGINT</text:span>）原始資料數據庫，就能取得任何東西，包括手機號碼、郵件、用戶名都一樣。一切通訊內容，都可以被截獲。<text:span text:style-name="T3"> <text:line-break/>=============<text:line-break/><text:line-break/></text:span>史諾登：美英合作<text:span text:style-name="T3"><text:s/></text:span>竊聽<text:span text:style-name="T3">G20</text:span>領袖<text:span text:style-name="T3"> <text:line-break/><text:line-break/></text:span>【聯合報╱編譯田思怡／綜合報導】<text:span text:style-name="T3"><text:s/>2013.06.18 03:01 am <text:line-break/><text:line-break/><text:line-break/><text:line-break/><text:line-break/></text:span>美國總統歐巴馬（右）與英國首相卡麥隆十七日參觀北愛爾蘭一所小學。在兩人出席Ｇ<text:span text:style-name="T3">8</text:span>峰會前，英國衛報踢爆英美聯手竊聽二○○九年<text:span text:style-name="T3">G20</text:span>峰會與會領袖電話，讓兩人相當尷尬。<text:span text:style-name="T3"><text:line-break/></text:span>（法新社）<text:span text:style-name="T3"> <text:line-break/></text:span>英國衛報十六日於八國集團（Ｇ８）高峰會在北愛爾蘭登場前夕，再爆美國國家安全局派遣員工史諾登提供的機密文件內容，指英國和美國情報機構於二○○九年廿國集團（Ｇ２０）在倫敦舉行高峰會時，竊聽與會領袖的電話，並竊取他們的電郵內容，以便取得談判優勢。當年高峰會的東道主是英國前首相布朗，此消息在八國集團峰會前夕曝光，令峰會主人英國首相卡麥隆和出席峰會的美國總統歐巴馬相當尷尬。<text:span text:style-name="T3"> <text:line-break/></text:span>卡麥隆拒絕置評，表示「絕不針對安全和情報議題發表評論」。<text:span text:style-name="T3"> <text:line-break/><text:line-break/></text:span>衛報報導，英國的竊聽機構「政府通訊總部」與美國國家安全局密切合作，於二○○九年四月在倫敦及同年九月在美國匹茲堡舉行的兩次廿國集團峰會期間，竊聽其他與會國家代表的電話，並透過為與會代表準備的「假」網咖，竊取他們的電郵。<text:span text:style-name="T3"> <text:line-break/><text:line-break/></text:span>美國並攔截當時的俄羅斯總統麥維德夫的對外通訊。報導說，歐巴馬與麥維德夫在四月倫敦峰會上首次會面後，美國國家安全局設在英國的基地攔截麥維德夫與莫斯科領導階層之間的信號傳送，得到的答案是麥維德夫與歐巴馬的會談內容獲得俄國當局的支持。國家安全局還「發現」，俄國領導階層的信號傳送方式改變了。<text:span text:style-name="T3"> <text:line-break/><text:line-break/></text:span>衛報網站刊出英國政府通訊總部的文件，並將部分內容塗黑，以「證明報導的真實性」。<text:span text:style-name="T3"> <text:line-break/><text:line-break/></text:span>根據文件，「假」網咖的電腦裡設置了攔截電郵程式與鍵盤輸入偵測程式，監控與會者的網路活動；與會者的黑莓機簡訊和通話也都遭到攔截，由四十五名分析師追蹤會議期間誰與誰通話。<text:span text:style-name="T3"> <text:line-break/><text:line-break/></text:span>國際安全專家奧德里奇指出，英國和美國的政治人物與外交官可以獲得其他與會者的「即時情資」。<text:span text:style-name="T3"> <text:line-break/><text:line-break/></text:span>英國還竊取長期盟友南非與土耳其的情資。當時的土耳其新財長席姆塞克和土國代表團十五人都被英國監控；英國也想知道南非的談判立場。英美竊取的情資與澳洲、加拿大和紐西蘭分享。<text:span text:style-name="T3"> <text:line-break/><text:line-break/></text:span>美國情報史學家艾德表示，蒐集世界領袖的情報一點都不讓人意外，「情報機構就是幹這些事，蒐集朋友與敵人的情報，只不過美國國家安全局的情報活動極為神秘，才使得這次爆料令人震驚。」</text:p>
      <text:p text:style-name="P1"><text:span text:style-name="T1">陳真</text:span><text:s/>  |  2013.06.17 16:46   |   <text:a xlink:type="simple" xlink:href="http://palinfo.habago.org/Entry?Command=Information_PrintForum&amp;iPage=473#FORUM31949"><text:span text:style-name="T2">#</text:span></text:a></text:p>
      <text:p text:style-name="P3">人渣如是說<text:span text:style-name="T3">: </text:span>不認為監控侵犯美國民眾隱私權。<text:span text:style-name="T3"><text:line-break/><text:line-break/></text:span>陳真<text:span text:style-name="T3"><text:line-break/><text:line-break/>==========<text:line-break/></text:span>白宮：歐巴馬不認為監控侵隱私<text:span text:style-name="T3"><text:line-break/><text:line-break/></text:span>路透社<text:span text:style-name="T3"><text:s/>– 2013</text:span>年<text:span text:style-name="T3">6</text:span>月<text:span text:style-name="T3">17</text:span>日<text:span text:style-name="T3"><text:line-break/><text:line-break/></text:span>（路透華盛頓<text:span text:style-name="T3">16</text:span>日電）美國國家安全局近期爆出監控電話紀錄和網路資料事件，白宮幕僚長麥唐諾今天表示，總統歐巴馬不認為監控侵犯美國民眾隱私權。<text:span text:style-name="T3"><text:line-break/><text:line-break/>=========<text:line-break/>..</text:span>深喉嚨洩監控計畫<text:span text:style-name="T3"><text:s/></text:span>錢尼批叛國<text:span text:style-name="T3"><text:line-break/>2013</text:span>年<text:span text:style-name="T3">6</text:span>月<text:span text:style-name="T3">17</text:span>日<text:span text:style-name="T3"><text:line-break/><text:line-break/></text:span>（法新社華盛頓<text:span text:style-name="T3">16</text:span>日電）<text:span text:style-name="T3"><text:s/></text:span>美國前副總統錢尼（<text:span text:style-name="T3">DickCheney</text:span>）今天為最近曝光的大規模網路監控計畫辯護，表示這是避免攻擊之所需，並批對外洩漏細節的人是「叛國賊」。<text:span text:style-name="T3"><text:line-break/><text:line-break/>2001</text:span>年<text:span text:style-name="T3">911</text:span>攻擊事件後，前總統小布希（<text:span text:style-name="T3">George W.Bush</text:span>）政府發展與支持國家安全局（<text:span text:style-name="T3">NSA</text:span>）監控計畫，錢尼扮演關鍵角色</text:p>
      <text:p text:style-name="P1"><text:span text:style-name="T1">懷軒</text:span><text:s/>  |  2013.06.11 03:51   |   <text:a xlink:type="simple" xlink:href="http://palinfo.habago.org/Entry?Command=Information_PrintForum&amp;iPage=473#FORUM31947"><text:span text:style-name="T2">#</text:span></text:a></text:p>
      <text:p text:style-name="P2">挖哩<text:span text:style-name="T3">~~</text:span>哈巴狗抓狂了，剛一直不讓我貼，現在全跑出來是怎樣<text:span text:style-name="T3">???<text:line-break/></text:span>麻煩請幫我把重複貼的刪除吧<text:span text:style-name="T3">++</text:span></text:p>
      <text:p text:style-name="P1"><text:span text:style-name="T1">懷軒</text:span><text:s/>  |  2013.06.11 03:16   |   <text:a xlink:type="simple" xlink:href="http://palinfo.habago.org/Entry?Command=Information_PrintForum&amp;iPage=473#FORUM31939"><text:span text:style-name="T2">#</text:span></text:a></text:p>
      <text:p text:style-name="P3">前天看到底下這則新聞，歐巴馬已經出來滅火了，並稱這事是<text:span text:style-name="T3">"</text:span>值得的<text:span text:style-name="T3">"</text:span>。真想罵髒話。<text:span text:style-name="T3"><text:line-break/><text:line-break/>==============================================<text:line-break/></text:span>偵監侵犯隱私<text:span text:style-name="T3"><text:s/></text:span>歐巴馬：值得的<text:span text:style-name="T3"><text:line-break/>2013-06-09 01:39 </text:span>中國時報<text:span text:style-name="T3"><text:s/></text:span>【尹德瀚／綜合報導】<text:span text:style-name="T3"><text:line-break/></text:span>　針對媒體揭露美國政府透過情治單位偵監民眾的網路與電話通信一事，歐巴馬總統七日大力辯稱，為了保護美國不受恐怖攻擊，隱私被「適度侵犯」是值得的。<text:span text:style-name="T3"><text:line-break/><text:line-break/></text:span>　歐巴馬在加州矽谷對記者說，理論上諸位大可抱怨這是「老大哥」行為，且這種（偵監）計畫有可能變調失控，但從實際執行細節看來，政府（在安全與隱私之間）已獲致平衡。他說：「你不可能擁有百分百安全，同時又擁有百分百隱私，絲毫不受干擾，作為一個社會，我們必須做出選擇。」<text:span text:style-name="T3"><text:line-break/><text:line-break/></text:span>　對於媒體指稱國家安全局（ＮＳＡ）擁有數百萬美國人的電話通信細節，歐巴馬說，這是「誇大其辭」；對於媒體點名ＮＳＡ和聯邦調查局透過「稜鏡」計畫、直通九大網路公司伺服器的報導，他則表示，「這個計畫不適用於美國公民，也不適用於住在美國的居民。」<text:span text:style-name="T3"><text:line-break/><text:line-break/></text:span>　被點到名的網路公司紛紛跳出來自清。微軟表示，該公司從未自願參與政府任何蒐集資料的行動，只有在收到要求特定帳戶或用戶的命令時才遵照辦理。<text:span text:style-name="T3"><text:line-break/><text:line-break/></text:span>　臉書執行長祖克伯則張貼聲明說，該公司從未接到被要求提供大批資料的法院命令，如果曾經接到，一定會積極抗拒。據了解，這種命令係由神祕的「外國情報偵監法庭」簽發。<text:span text:style-name="T3"><text:line-break/><text:line-break/></text:span>　谷歌八日發表聲明，嚴詞否認讓政府單位進入該公司伺服器。聲明說，該公司在嚴謹的法律與政策架構下運作，「我們只有在符合法律情況下提供用戶資料給政府，我們的法律團隊審查每一筆申請，當申請範圍太廣泛且未遵循正確程序時，經常會被拒絕」。<text:span text:style-name="T3"><text:line-break/><text:line-break/></text:span>　民權團體質疑說，歐巴馬是憲法學者出身，擔任聯邦參議員時致力於保護人民隱私，為何會擁抱這個帶有前總統小布希強烈個人色彩的政策？<text:span text:style-name="T3"><text:line-break/><text:line-break/></text:span>　歐巴馬辯稱，他上任之初對此計畫也「頗有疑慮」，並且為所有偵監計畫加上防護措施。這些計畫都由國會和聯邦法官監督，如果要監聽特定電話內容，必須取得法官許可。<text:span text:style-name="T3"><text:line-break/><text:line-break/></text:span>　歐巴馬這趟加州行，主要是與中國國家主席習近平舉行會談，議題之一是有關網路安全，歐巴馬甚關切中國駭客透過網路竊取美國的商業和軍事機密，如今卻爆出美國政府對自家人進行電話和網路偵監，對歐巴馬而言頗為尷尬。<text:span text:style-name="T3"><text:line-break/><text:line-break/></text:span>　為此歐巴馬特別澄清，兩者不可相提並論。他說，政府極為擔憂美國智慧財產遭竊取，或是美國金融系統或重要設施遭駭客侵入，這與國安局偵監計畫所引發的紛擾不同，兩者須有所區分。</text:p>
      <text:p text:style-name="P1"><text:span text:style-name="T1">陳真</text:span><text:s/>  |  2013.06.10 17:45   |   <text:a xlink:type="simple" xlink:href="http://palinfo.habago.org/Entry?Command=Information_PrintForum&amp;iPage=473#FORUM31938"><text:span text:style-name="T2">#</text:span></text:a></text:p>
      <text:p text:style-name="P2">美國喜歡輸出民主<text:span text:style-name="T3">,</text:span>但其實他連內銷都沒有<text:span text:style-name="T3">,</text:span>還想搞外銷呢<text:span text:style-name="T3">! </text:span>就如羅素所說<text:span text:style-name="T3">,</text:span>美國從來就不是一個民主國家<text:span text:style-name="T3">,</text:span>羅素說<text:span text:style-name="T3">,</text:span>軍火商與大老闆才是美國人的主人<text:span text:style-name="T3">. </text:span>主人養了一條狗叫情治單位<text:span text:style-name="T3">,</text:span>監視每個人的一舉一動<text:span text:style-name="T3">,</text:span>包括你所寫的每個字<text:span text:style-name="T3">,</text:span>你所講的每一句話<text:span text:style-name="T3">.<text:line-break/><text:line-break/></text:span>黨外時期<text:span text:style-name="T3">,</text:span>有一天<text:span text:style-name="T3">,</text:span>高醫的安全室照例請我去<text:span text:style-name="T3"><text:s/>"</text:span>聊天<text:span text:style-name="T3">",</text:span>得意地打開一個文件櫃給我看<text:span text:style-name="T3">,</text:span>裏面一堆資料<text:span text:style-name="T3">,</text:span>安全室的人隨便抽出一張要我看<text:span text:style-name="T3">,</text:span>咦<text:span text:style-name="T3">? </text:span>這不是我昨天剛剛才寄給黨外雜誌和報社的文章嗎<text:span text:style-name="T3">? </text:span>安全室主任很得意<text:span text:style-name="T3">,</text:span>說我寄出的每封信<text:span text:style-name="T3">,</text:span>他們都能掌握<text:span text:style-name="T3">.<text:line-break/><text:line-break/></text:span>後來我發現<text:span text:style-name="T3">,</text:span>我常去的幾家郵局<text:span text:style-name="T3">,</text:span>只要是我發出的信<text:span text:style-name="T3">,</text:span>郵局的人就會自動影印一份送交情治單位<text:span text:style-name="T3">. </text:span>高醫附近的幾家影印店<text:span text:style-name="T3">,</text:span>也一樣兼負起這份保家衛國的責任<text:span text:style-name="T3">. <text:line-break/><text:line-break/></text:span>有一家文具店兼影印店<text:span text:style-name="T3">,</text:span>記得就在高醫附近的山東路上<text:span text:style-name="T3">,</text:span>那個老闆心裏是支持我的<text:span text:style-name="T3">,</text:span>有一天<text:span text:style-name="T3">,</text:span>他跟我說<text:span text:style-name="T3">,</text:span>他們被要求必須盡可能偷偷印一份我所要印的每個資料<text:span text:style-name="T3">,</text:span>送交有關單位<text:span text:style-name="T3">. </text:span>我向來不搞秘密行動<text:span text:style-name="T3">,</text:span>所以請老闆不用偷偷印也不用假裝沒印好而偷藏一份<text:span text:style-name="T3">,</text:span>你就直接看要印幾份去交差我都沒意見<text:span text:style-name="T3">.<text:line-break/><text:line-break/></text:span>一個民主國家是不該有這些行為的<text:span text:style-name="T3">. </text:span>但事實上<text:span text:style-name="T3">,</text:span>那些整天要輸出民主的國家<text:span text:style-name="T3">,</text:span>這樣的行為不只針對特定人士<text:span text:style-name="T3">, </text:span>而幾乎是人人通通有獎<text:span text:style-name="T3">. </text:span>加上網路科技的興起與資料存放空間之大幅縮小<text:span text:style-name="T3">,</text:span>監控變得更為輕而易舉<text:span text:style-name="T3">.<text:line-break/><text:line-break/></text:span>讓我比較感冒的仍然是道德上的一致性問題<text:span text:style-name="T3">,</text:span>市面上不是很多那種喜歡講民主談人權的<text:span text:style-name="T3"><text:s/>"</text:span>知識份子<text:span text:style-name="T3">" </text:span>嗎<text:span text:style-name="T3">? </text:span>這些在思想上和行為上都看不出任何<text:span text:style-name="T3"><text:s/>"</text:span>異議<text:span text:style-name="T3">" </text:span>跡象的<text:span text:style-name="T3"><text:s/>"</text:span>異議份子<text:span text:style-name="T3">",</text:span>大多把美國人當爸爸<text:span text:style-name="T3">,</text:span>動不動就是民主人權<text:span text:style-name="T3">,</text:span>但我從沒看過他們對其美國爸爸這樣一些與民主人權完全徹底背道而馳的惡行有過一聲異議<text:span text:style-name="T3">. <text:line-break/><text:line-break/></text:span>相反地<text:span text:style-name="T3">,</text:span>今天同樣的事如果發生在國民黨或共產黨身上<text:span text:style-name="T3">,</text:span>哪怕只是一個單一個案<text:span text:style-name="T3">,</text:span>他們一定也會如喪考妣<text:span text:style-name="T3">,</text:span>開起無數的座談會記者會或抗爭丟雞蛋<text:span text:style-name="T3">,</text:span>講得好像人類文明即將滅亡似的<text:span text:style-name="T3">.<text:line-break/><text:line-break/></text:span>陳真<text:span text:style-name="T3"><text:line-break/><text:line-break/>============<text:line-break/><text:line-break/></text:span>對歐巴馬幻滅<text:span text:style-name="T3"><text:s/></text:span>史諾登揭監控案<text:span text:style-name="T3"> <text:line-break/><text:line-break/></text:span>【中央社╱倫敦<text:span text:style-name="T3">9</text:span>日綜合外電報導】<text:span text:style-name="T3"><text:s/>2013.06.10<text:line-break/><text:line-break/></text:span>史諾登表示，決定洩露美國政府最高機密監控計畫，是基於捍衛「全球人民基本自由」的良心。<text:span text:style-name="T3"><text:line-break/><text:line-break/></text:span>美聯社<text:span text:style-name="T3"> <text:line-break/><text:line-break/></text:span>史諾登（<text:span text:style-name="T3">EdwardSnowden</text:span>）表示，自己決定洩露美國政府最高機密監控計畫，是基於捍衛「全球人民基本自由」的良心，也是對美國總統歐巴馬的期望幻滅。<text:span text:style-name="T3"> <text:line-break/></text:span>史諾登<text:span text:style-name="T3">29</text:span>歲，是替國家安全局（<text:span text:style-name="T3">NSA</text:span>）承包商工作的前中央情報局（<text:span text:style-name="T3">CIA</text:span>）員工，<text:span text:style-name="T3">5</text:span>月<text:span text:style-name="T3">20</text:span>日從夏威夷前往香港，目前住在<text:span text:style-name="T3">1</text:span>家飯店。<text:span text:style-name="T3"> <text:line-break/><text:line-break/></text:span>他說，他揭發國安局所謂「三稜鏡」（<text:span text:style-name="T3">PRISM</text:span>）計畫細節前，思考了很久，也很難下決定，而這麼做是因為感覺他的國家正在打造無法理解的祕密諜報機器，刺探每個美國人。<text:span text:style-name="T3"> <text:line-break/><text:line-break/></text:span>中情局拒絕置評。<text:span text:style-name="T3"> <text:line-break/><text:line-break/></text:span>「華盛頓郵報」（<text:span text:style-name="T3">Washington Post</text:span>）和英國「衛報」（<text:span text:style-name="T3">Guardian</text:span>）今天都在史諾登要求下，公開他的身分。<text:span text:style-name="T3"> <text:line-break/><text:line-break/></text:span>衛報網站刊登的影片專訪中，戴著眼鏡、蓄短鬍的史諾登說：「我不想活在做這種勾當的社會裡<text:span text:style-name="T3">…</text:span>我不想生活在我一舉一動都被記錄的世界裡。」<text:span text:style-name="T3"> <text:line-break/><text:line-break/></text:span>「國安局打造一種機制，能夠截取幾乎所有事情<text:span text:style-name="T3">…</text:span>民眾相互聯繫的絕大多數內容，都在沒有鎖定目標的情況下自動被汲取。如果我想看你的電郵或你老婆的手機，我只要截取，就可以取得你的電郵、密碼、手機紀錄、信用卡資料。」<text:span text:style-name="T3"> <text:line-break/><text:line-break/></text:span>部分法律專家不解史諾登為何逃往香港。香港和美國有引渡條約，香港當局可以拘留他<text:span text:style-name="T3">60</text:span>天，讓華府有時間準備正式引渡申請。<text:span text:style-name="T3"> <text:line-break/><text:line-break/></text:span>史諾登在影片中說，「香港有強大的言論自由傳統」。<text:span text:style-name="T3"> <text:line-break/><text:line-break/></text:span>他也說，最終希望十分重視網路自由的冰島，能給予他政治庇護。<text:span text:style-name="T3"> <text:line-break/><text:line-break/></text:span>史諾登說，把女友留在夏威夷，沒告訴她自己的去向。他知道自己面臨的風險，但揭發本案後，過去幾天引發的外界關注令他感到很值得。<text:span text:style-name="T3"> <text:line-break/><text:line-break/></text:span>他說：「我主要擔心他們會緊跟我的家人、朋友、伴侶，任何跟我有關的人。」「我餘生都必須忍受這些。我將不能和他們聯絡，當局會對任何認識我的人積極採取行動。這讓我晚上睡不著。」<text:span text:style-name="T3"> <text:line-break/><text:line-break/></text:span>他放棄在夏威夷年薪約<text:span text:style-name="T3">20</text:span>萬美元的舒適生活。他說：「我無法昧著良心，允許美國政府透過這種祕密打造的大規模監控機器，侵犯全球人民的隱私、網路自由和基本自由。」<text:span text:style-name="T3"> <text:line-break/><text:line-break/></text:span>史諾登說，歐巴馬一直延續前總統小布希的政策。他對歐巴馬的期望破滅後，才下定決心打破沉默。<text:span text:style-name="T3"> <text:line-break/><text:line-break/><text:line-break/></text:span>【<text:span text:style-name="T3">2013/06/10 </text:span>中央社】<text:span text:style-name="T3"><text:line-break/><text:line-break/>===============<text:line-break/></text:span>爆料美監控<text:span text:style-name="T3"><text:s/></text:span>前中情局雇員現身：我是對的<text:span text:style-name="T3"> <text:line-break/><text:line-break/></text:span>【聯合晚報╱編譯蔡致仁<text:span text:style-name="T3">/</text:span>綜合報導】<text:span text:style-name="T3"><text:s/>2013.06.10 03:25 pm <text:line-break/><text:line-break/></text:span>前美國中情局約聘人員史諾登大爆料，控國安局監視民眾通聯與網路活動。<text:span text:style-name="T3"><text:line-break/></text:span>路透<text:span text:style-name="T3"> <text:line-break/><text:line-break/>29</text:span>歲<text:span text:style-name="T3"><text:s/></text:span>前中情局約聘助理<text:span text:style-name="T3"> <text:line-break/><text:line-break/></text:span>近日有人爆料美國政府透過「稜鏡計畫」監控民眾通聯紀錄及網路活動，引起輿論譁然與媒體密集報導。而這位揭發美國國安局（<text:span text:style-name="T3">NSA</text:span>）有史以來最大機密的幕後人士<text:span text:style-name="T3">9</text:span>日現身媒體，他的名字是愛德華‧史諾登（<text:span text:style-name="T3">Edward Snowden</text:span>），今年<text:span text:style-name="T3">29</text:span>歲，是前中情局約聘技術助理。他說，「我無須隱藏身分，因為我知道自己是對的」。<text:span text:style-name="T3"> <text:line-break/><text:line-break/></text:span>英國《衛報》是第一個踢爆美國「稜鏡計畫」的媒體，經過幾天採訪之後，在網站上公布史諾登的訪問影片。據了解，史諾登自己要求公布姓名，並解釋自己爆料的動機與未來去向。史諾登曾經擔任<text:span text:style-name="T3">NSA</text:span>外包計畫的約聘人員，承包商包括戴爾電腦與博思艾倫諮詢公司。<text:span text:style-name="T3"> <text:line-break/><text:line-break/></text:span>前美國中情局約聘人員史諾登大爆料，控國安局監視民眾通聯與網路活動。<text:span text:style-name="T3"><text:line-break/></text:span>路透<text:span text:style-name="T3"> <text:line-break/><text:line-break/></text:span>一直躲在香港一家旅館裡<text:span text:style-name="T3"> <text:line-break/><text:line-break/></text:span>史諾登在香港接受《衛報》訪問，說明自己爆料的動機，「我不希望活在一個做事與說話都被記錄下來的社會。我不能允許美國政府用這台正在秘密建造的龐大監視機器，破壞全世界人類的隱私權、網路自由與基本人權。這是我的唯一動機，我必須把這件事告訴大眾」。<text:span text:style-name="T3"> <text:line-break/><text:line-break/></text:span>《衛報》指出，史威登在<text:span text:style-name="T3">NSA</text:span>的夏威夷辦公室備份完最後一份欲公開的資料以後，在<text:span text:style-name="T3">5</text:span>月<text:span text:style-name="T3">20</text:span>日飛到香港，並且一直躲在當地一家旅館裡。他選擇香港的原因是該地有「堅持自由言論的傳統」。至於他認為自己之後會如何，史威登說，「不會有好事」。他向《衛報》說，「我不期待可以再次看到家園」。<text:span text:style-name="T3"> <text:line-break/><text:line-break/></text:span>博思艾倫諮詢公司發表聲明，確認史威登曾是員工但工作時間「不到三個月」。博斯艾倫宣稱將協助美國當局調查。<text:span text:style-name="T3"> <text:line-break/><text:line-break/></text:span>他害怕會立刻被<text:span text:style-name="T3">CIA</text:span>逮捕<text:span text:style-name="T3"> <text:line-break/><text:line-break/></text:span>根據《衛報》報導，史威登主動要求公開身分。他說，「我無意隱瞞身分，因為我知道自己是對的」。但他也害怕自己會立刻被<text:span text:style-name="T3">CIA</text:span>逮捕並秘密拘留，或者被中國當局偵訊。<text:span text:style-name="T3"> <text:line-break/><text:line-break/></text:span>爆料者<text:span text:style-name="T3">(whistleblower</text:span>，或稱告密者<text:span text:style-name="T3">) <text:line-break/><text:line-break/></text:span>【聯合晚報／本報訊】<text:span text:style-name="T3"> <text:line-break/><text:line-break/></text:span>是將政府部門或私人企業組織不誠實或不法行徑向當局報告或公諸於世的人。除了最近向媒體揭發「稜鏡計畫」的史威登，美國歷史上還有兩位知名的「爆料者」，其一是<text:span text:style-name="T3">1971</text:span>年公布五角大廈機密的丹尼爾<text:span text:style-name="T3">·</text:span>艾爾斯伯格<text:span text:style-name="T3"><text:s/>(Daniel Ellsberg)</text:span>；其二是<text:span text:style-name="T3">2010</text:span>年將政府機密文件外洩給「維基解密」網站的布拉德利<text:span text:style-name="T3">·</text:span>曼寧<text:span text:style-name="T3"><text:s/>(Bradley Manning) </text:span>。<text:span text:style-name="T3"> <text:line-break/><text:line-break/><text:line-break/></text:span>【<text:span text:style-name="T3">2013/06/10 </text:span>聯合晚報】<text:span text:style-name="T3">@ http://udn.com/<text:line-break/><text:line-break/>=========<text:line-break/><text:line-break/></text:span>踢爆美監控計畫<text:span text:style-name="T3"><text:s/></text:span>史威登不怕：這是我的選擇<text:span text:style-name="T3"> <text:line-break/><text:line-break/></text:span>【聯合晚報╱編譯蔡致仁／綜合報導】<text:span text:style-name="T3"><text:s/>2013.06.10<text:line-break/><text:line-break/><text:line-break/>29</text:span>歲的前<text:span text:style-name="T3">CIA</text:span>約聘人員史威登，透過媒體揭發美國國安局的「稜鏡計畫」。<text:span text:style-name="T3"><text:line-break/><text:line-break/></text:span>路透社<text:span text:style-name="T3"> <text:line-break/><text:line-break/></text:span>英國《衛報》指出，揭發國安局<text:span text:style-name="T3"><text:s/>(NSA)</text:span>監控人民計畫的史威登，將成為美國史上其中一位最重要的「告密者」<text:span text:style-name="T3">(whistleblower)</text:span>。史威登本人則說，他願意犧牲自己的生活，讓政府的陰謀攤在陽光下，「我不害怕，這是我做的選擇」。<text:span text:style-name="T3"> <text:line-break/><text:line-break/></text:span>史威登原本生活愉快，年薪<text:span text:style-name="T3">20</text:span>萬美元，跟女友住在夏威夷。<text:span text:style-name="T3"> <text:line-break/><text:line-break/></text:span>史威登自白說，他本來擁有穩定的工作，年薪大約<text:span text:style-name="T3">20</text:span>萬美元<text:span text:style-name="T3">(</text:span>新台幣<text:span text:style-name="T3">595</text:span>萬元<text:span text:style-name="T3">)</text:span>，跟女朋友一起住在夏威夷，而且有愛他的家人，「我本來過著非常愉快的生活，但我願意犧牲這一切，因為我不能背著良心讓美國政府破壞全世界人類的隱私、網路自由與基本人權」。<text:span text:style-name="T3"> <text:line-break/><text:line-break/></text:span>前<text:span text:style-name="T3">CIA</text:span>約聘人員史威登與女友<text:span text:style-name="T3">5</text:span>月<text:span text:style-name="T3">1</text:span>日搬出在夏威夷檀香山附近的住宅，目前房子正在出售。<text:span text:style-name="T3"><text:line-break/><text:line-break/></text:span>路透社<text:span text:style-name="T3"><text:line-break/><text:line-break/></text:span>他寄出第一批爆料文件時附了一張備忘錄，上面寫道，「我知道我會因為這麼做而受苦，但我願意這麼做，讓這個執行秘密法律與不平等赦免，擁有大權掌握世界的聯邦政府的秘密公開」。<text:span text:style-name="T3"> <text:line-break/><text:line-break/></text:span>「我希望媒體關注美國政府的行徑，我也知道政府會把我妖魔化。」<text:span text:style-name="T3"> <text:line-break/><text:line-break/></text:span>史威登選擇公開身分，但不斷強調說，不希望媒體聚焦在他身上，「我不要大家注意我，我不希望媒體寫的是關於我的報導，我希望媒體關注美國政府的行徑」。他不怕公開身分的後果，「我知道媒體喜歡把政治辯論聚焦在個人身上，我也知道政府會把我妖魔化」。<text:span text:style-name="T3"> <text:line-break/><text:line-break/>5</text:span>月時，史威登備份所有打算公開的文件，然後向<text:span text:style-name="T3">NSA</text:span>主管說，自己因為癲癇必須接受治療，得請兩周病假。史威登去年發現自己有癲癇症。<text:span text:style-name="T3"> <text:line-break/><text:line-break/></text:span>史威登回家打包行李，告訴女友說自己要離開夏威夷幾周，但並未說明原因，「對於過去將近<text:span text:style-name="T3">10</text:span>年在情資界工作的人來說，這是很正常的事」。他在<text:span text:style-name="T3">5</text:span>月<text:span text:style-name="T3">20</text:span>日搭飛機到香港然後躲進一間高級旅館，到目前為止離開房間不超過三次，已經累積了巨額帳單。<text:span text:style-name="T3"> <text:line-break/><text:line-break/></text:span>自從爆料成為媒體焦點以後，他知道<text:span text:style-name="T3">NSA</text:span>與美國政府都在找他，<text:span text:style-name="T3">NSA</text:span>人員與其他執法人員已經到夏威夷他的寓所拜訪兩次，並與他的女友聯繫。<text:span text:style-name="T3"> <text:line-break/><text:line-break/></text:span>歐巴馬政府積極起訴告密者，提告次數之多前所未有。史威登認為美國政府會傾全力抓到他，然而他平靜地說，「我不害怕，因為這是我做的選擇」。<text:span text:style-name="T3"> <text:line-break/><text:line-break/></text:span>閱報秘書／爆料者（<text:span text:style-name="T3">whistleblower</text:span>，或稱告密者）<text:span text:style-name="T3"> <text:line-break/><text:line-break/></text:span>是將政府部門或私人企業組織不誠實或不法行徑向當局報告或公諸於世的人。除了最近向媒體揭發「稜鏡計畫」的史威登，美國歷史上還有兩位知名的「爆料者」，其一是<text:span text:style-name="T3">1971</text:span>年公布五角大廈機密的丹尼爾<text:span text:style-name="T3">·</text:span>艾爾斯伯格<text:span text:style-name="T3"><text:s/>(Daniel Ellsberg)</text:span>；其二是<text:span text:style-name="T3">2010</text:span>年將政府機密文件外洩給「維基解密」網站的布拉德利<text:span text:style-name="T3">·</text:span>曼寧<text:span text:style-name="T3"><text:s/>(Bradley Manning) </text:span>。<text:span text:style-name="T3"> <text:line-break/><text:line-break/><text:line-break/></text:span>【<text:span text:style-name="T3">2013/06/10 </text:span>聯合晚報】</text:p>
      <text:p text:style-name="P1"><text:span text:style-name="T1">陳真</text:span><text:s/>  |  2013.06.09 13:34   |   <text:a xlink:type="simple" xlink:href="http://palinfo.habago.org/Entry?Command=Information_PrintForum&amp;iPage=473#FORUM31937"><text:span text:style-name="T2">#</text:span></text:a></text:p>
      <text:p text:style-name="P3"><text:span text:style-name="T3">(</text:span>續<text:span text:style-name="T3">)<text:line-break/><text:line-break/></text:span>蛆之特色便是為數浩瀚，菁英則數目稀少，但兩者本質同一，一樣面目模糊。可你不剛說菁英有頭有臉嗎？非也。此臉非彼臉。你看周遭那麼多正妹豈不都長得一個樣？我要主持選美，還真分不清誰是誰，恐怕得驗<text:span text:style-name="T3">DNA</text:span>才有辦法區分了。<text:span text:style-name="T3"> <text:line-break/><text:line-break/></text:span>菁英也是，就像來自同一家公司似的，講一樣的話，做一樣的事，盤算一樣的業績圖謀。最不可思議的是他們以為別人也一定跟他們一樣。他們似乎以為一個人<text:span text:style-name="T3"><text:s/></text:span>如果參與政治的事便是將來要當個官掌握點權力，鑽研知識便是要累積什麼學術積分拿個教書證，否則便是失敗。<text:span text:style-name="T3"><text:line-break/><text:line-break/></text:span>你若跟他說不是不是，那不是我的生命語言，我不做那種圖謀，你就算喊我阿爸我也不可能穿著戲服頭髮抹油站在廟堂上鎂光燈前像個窩囊廢似的講一些我不感興趣的傻話。但任憑你怎麼表白也沒用，他們在心裡偷笑，充滿鄙夷。真難想像這世上的事之荒唐，蠢到爆的一群人卻顧盼自雄，連<text:span text:style-name="T3">IQ</text:span>落差這麼明白的事否認，說不準哪一天我得跟各位表白俺真的是個爺不是個娘們。<text:span text:style-name="T3"><text:line-break/><text:line-break/></text:span>說到這，還沒說好菁英是個啥，飯來，待續。</text:p>
      <text:p text:style-name="P1"><text:span text:style-name="T1">陳真</text:span><text:s/>  |  2013.06.09 13:27   |   <text:a xlink:type="simple" xlink:href="http://palinfo.habago.org/Entry?Command=Information_PrintForum&amp;iPage=473#FORUM31936"><text:span text:style-name="T2">#</text:span></text:a></text:p>
      <text:p text:style-name="P2"><text:span text:style-name="T3">(</text:span>續<text:span text:style-name="T3">)<text:line-break/><text:line-break/></text:span>蛆之特色便是為數浩瀚，菁英則數目稀少，但兩者本質同一，一樣面目模糊。可你不剛說菁英有頭有臉嗎？非也。此臉非彼臉。你看周遭那麼多正妹豈不都長得一個樣？我要主持選美，還真分不清誰是誰，恐怕得驗<text:span text:style-name="T3">DNA</text:span>才有辦法區分了。<text:span text:style-name="T3"> <text:line-break/><text:line-break/></text:span>菁英也是，就像來自同一家公司似的，講一樣的話，做一樣的事，盤算一樣的業績圖謀。最不可思議的是他們以為別人也一定跟他們一樣。他們似乎以為一個人<text:span text:style-name="T3"><text:s/></text:span>如果參與政治的事便是將來要當個官掌握點權力，鑽研知識便是要累積什麼學術積分拿個教書證，否則便是失敗。<text:span text:style-name="T3"><text:line-break/><text:line-break/></text:span>你若跟他說不是不是，那不是我的生命語言，我不做那種圖謀，你就算喊我阿爸我也不可能穿著戲服頭髮抹油站在廟堂上鎂光燈前像個窩囊廢似的講一些我不感興趣的傻話。但任憑你怎麼表白也沒用，他們在心裡偷笑，充滿鄙夷。真難想像這世上的事之荒唐，蠢到爆的一群人卻顧盼自雄，連<text:span text:style-name="T3">IQ</text:span>落差這麼明白的事否認，說不準哪一天我得跟各位表白俺真的是個爺不是個娘們。<text:span text:style-name="T3"><text:line-break/><text:line-break/></text:span>說到這，還沒說好菁英是個啥，飯來，待續。</text:p>
      <text:p text:style-name="P1"><text:span text:style-name="T1">陳真</text:span><text:s/>  |  2013.06.08 14:11   |   <text:a xlink:type="simple" xlink:href="http://palinfo.habago.org/Entry?Command=Information_PrintForum&amp;iPage=473#FORUM31935"><text:span text:style-name="T2">#</text:span></text:a></text:p>
      <text:p text:style-name="P3">還有一種生物你不能說他是蛆，人家可是有頭有臉大名鼎鼎呢。但你也沒法說他是個人，因為血色蒼白嗅不出一點人味，無以名之，謂之菁英。<text:span text:style-name="T3"><text:line-break/><text:line-break/></text:span>菁英數量不多聲音卻很大，一開口，蛆兒便要歡呼騷動，媒體都得趕緊引用闡釋，探討其作用與影響，所謂仙人放屁，不同凡響。你心想，只不過是個屁嘛，我一天要放幾個都有，你指出其屁，只會自取其辱，人家是這個那個耶，出國比賽耶，你是哪根蔥啊？！（我的麵來了，待續<text:span text:style-name="T3">……</text:span>董事長智慧之高，已進行科技演化到智慧手的境界）</text:p>
      <text:p text:style-name="P5"/>
      <text:p text:style-name="P1"><text:span text:style-name="T1">陳真</text:span><text:s/>  |  2013.06.07 18:40   |   <text:a xlink:type="simple" xlink:href="http://palinfo.habago.org/Entry?Command=Information_PrintForum&amp;iPage=474#FORUM31934"><text:span text:style-name="T2">#</text:span></text:a></text:p>
      <text:p text:style-name="P3">不太同意<text:span text:style-name="T3">. </text:span>不是垃圾<text:span text:style-name="T3">,</text:span>垃圾怎麼會動<text:span text:style-name="T3">? </text:span>應該是蛆吧<text:span text:style-name="T3">.<text:line-break/><text:line-break/></text:span>一個人不當人卻要當個沒頭沒臉很嚇人的蛆<text:span text:style-name="T3">,</text:span>真難想像那樣一種生物的心態<text:span text:style-name="T3">.<text:line-break/><text:line-break/></text:span>蛆不可能幹好事<text:span text:style-name="T3">,</text:span>也不可能幹壞事<text:span text:style-name="T3">,</text:span>蛆不管幹啥事都是沒有意義的<text:span text:style-name="T3">. </text:span>雖然很嚇人或很傷人或是要助人<text:span text:style-name="T3">,</text:span>都沒有任何意義<text:span text:style-name="T3">.<text:line-break/><text:line-break/></text:span>好幾代以前的人<text:span text:style-name="T3">,</text:span>比方說六十幾歲的那一代<text:span text:style-name="T3">,</text:span>過去他們常說台灣人或華人有一種一窩蜂的習性<text:span text:style-name="T3">,</text:span>不管幹啥都是沒頭沒腦的一窩蜂<text:span text:style-name="T3">,</text:span>來得快去得快<text:span text:style-name="T3">,</text:span>像屁一樣<text:span text:style-name="T3">,</text:span>一開始很濃烈<text:span text:style-name="T3">,</text:span>但很快就消失在空中了無痕<text:span text:style-name="T3">. <text:line-break/><text:line-break/></text:span>有了網路的隱匿性之後<text:span text:style-name="T3">,</text:span>這一窩蜂現象更是發揚得淋漓盡致<text:span text:style-name="T3">,</text:span>簡直就是找到溫床<text:span text:style-name="T3">,</text:span>從一窩蜂變一鍋蛆了<text:span text:style-name="T3">.</text:span>蛆的特性就是動來動去很嚇人<text:span text:style-name="T3">,</text:span>哪句話不對<text:span text:style-name="T3">,</text:span>對黨不敬<text:span text:style-name="T3">,</text:span>對國不忠<text:span text:style-name="T3">,</text:span>蛆就會馬上跑出來嚇人<text:span text:style-name="T3">,</text:span>過去如此<text:span text:style-name="T3">,</text:span>於今尤烈<text:span text:style-name="T3">,</text:span>這年頭看不到幾張臉了<text:span text:style-name="T3">,</text:span>貓狗魚羊都有張鮮明的臉<text:span text:style-name="T3">,</text:span>但蛆沒有<text:span text:style-name="T3">,</text:span>而且以沒臉自豪<text:span text:style-name="T3">.<text:line-break/><text:line-break/></text:span>常有些蛆寫信來<text:span text:style-name="T3">,</text:span>也許好意也許惡意<text:span text:style-name="T3">,</text:span>但蛆的本質如一<text:span text:style-name="T3">,</text:span>一概沒頭沒腦的<text:span text:style-name="T3">,</text:span>最近有隻也許是學界的進步蛆還寫信來裝腔作勢地要跟我討論維根斯坦呢<text:span text:style-name="T3">. </text:span>這蛆在信裏標題裏不斷強調<text:span text:style-name="T3">: "</text:span>不要誤會哦<text:span text:style-name="T3">,</text:span>我是人哦<text:span text:style-name="T3">,</text:span>我會論述哦<text:span text:style-name="T3">". </text:span>我看了真是很無言<text:span text:style-name="T3">,</text:span>想不到我會活在一個人煙罕見的蛆島<text:span text:style-name="T3">. <text:line-break/><text:line-break/></text:span>一個人要做個好人或做個壞人全都悉聽尊便<text:span text:style-name="T3">,</text:span>對此我沒意見<text:span text:style-name="T3">,</text:span>但你起碼得先當個<text:span text:style-name="T3"><text:s/>"</text:span>人<text:span text:style-name="T3">"</text:span>吧<text:span text:style-name="T3">,</text:span>你得讓世界知道你是<text:span text:style-name="T3"><text:s/>"</text:span>誰<text:span text:style-name="T3">",</text:span>有了這個第一步<text:span text:style-name="T3">,</text:span>事物的開端<text:span text:style-name="T3">,</text:span>然後接下來的一切也方才有可能發生並取得意義<text:span text:style-name="T3">. </text:span>要不然<text:span text:style-name="T3">,</text:span>難道你能跟一隻蛆講話<text:span text:style-name="T3">? </text:span>難道你能問候一隻蛆<text:span text:style-name="T3">? </text:span>難道你會去罵一隻蛆或聆聽他的意見<text:span text:style-name="T3">?<text:line-break/><text:line-break/></text:span>王爾德說<text:span text:style-name="T3">,"</text:span>我不想謀生<text:span text:style-name="T3">,</text:span>我只想活著<text:span text:style-name="T3">,</text:span>活著是世上最罕見的事<text:span text:style-name="T3">." </text:span>此話打中我心坎<text:span text:style-name="T3">, </text:span>但也許這個做<text:span text:style-name="T3"><text:s/>"</text:span>人<text:span text:style-name="T3">" </text:span>的標準有點高<text:span text:style-name="T3">,</text:span>不過話說回來<text:span text:style-name="T3">,</text:span>任何一個生命好歹至少也該向世界宣告究竟是<text:span text:style-name="T3"><text:s/>"</text:span>誰<text:span text:style-name="T3">" </text:span>在說話吧<text:span text:style-name="T3">,</text:span>總不能說是一頭沒臉沒腦連頭尾都分不清的蛆正在議論紛紛或發起什麼運動會吧<text:span text:style-name="T3">. <text:line-break/><text:line-break/></text:span>光是嚇人傷人是沒有任何意義的<text:span text:style-name="T3">,</text:span>嚇人傷人很棒<text:span text:style-name="T3">,</text:span>我沒意見<text:span text:style-name="T3">,</text:span>但所有傷人嚇人的句子難道不是也都應該以個<text:span text:style-name="T3"><text:s/>"</text:span>我<text:span text:style-name="T3">" </text:span>字開頭<text:span text:style-name="T3">? </text:span>我既然是我<text:span text:style-name="T3">,</text:span>意味著我不是你<text:span text:style-name="T3">,</text:span>也不是他<text:span text:style-name="T3">,</text:span>那總得告訴世界說<text:span text:style-name="T3"><text:s/>"</text:span>我<text:span text:style-name="T3">" </text:span>是<text:span text:style-name="T3"><text:s/>"</text:span>誰<text:span text:style-name="T3">" </text:span>吧<text:span text:style-name="T3">.<text:line-break/><text:line-break/></text:span>一個人開口說話<text:span text:style-name="T3">,</text:span>世界必將豎耳聆聽<text:span text:style-name="T3">,</text:span>至於蛆<text:span text:style-name="T3">,</text:span>動來動去的挺嚇人<text:span text:style-name="T3">,</text:span>但也僅此而已<text:span text:style-name="T3">.<text:line-break/><text:line-break/></text:span>陳真<text:span text:style-name="T3"><text:line-break/>============<text:line-break/></text:span>為馬抱屈　董智森：網民、網軍都是令人不齒的垃圾<text:span text:style-name="T3">.<text:line-break/><text:line-break/></text:span>生活中心／台北報導<text:span text:style-name="T3"><text:line-break/><text:line-break/></text:span>資深媒體人董智森<text:span text:style-name="T3">(</text:span>下圖為資料畫面／翻攝<text:span text:style-name="T3">TVBS)5</text:span>日在自己主持的廣播電台《飛碟午餐》節目中，談到網友為了抗議經濟部智慧財產局封網一事，發動「<text:span text:style-name="T3">6</text:span>／<text:span text:style-name="T3">4</text:span>網路全黑日」活動，灌爆總統馬英九臉書，痛批「網民跟網軍都是垃圾，令人不齒的垃圾」，並認為一個人怎麼可以這麼沒有理性，成天躲在背後謾罵、放冷箭，讓人看了很「倒彈」。<text:span text:style-name="T3"><text:line-break/><text:line-break/></text:span>有感於台灣社會樣樣都可以賴給馬英九，董智森首先談到從立法院日前通過的《會計法》修正案，到台灣漁民洪石成被菲律賓公務船射殺，甚至昨天台北下冰雹，網友通通都可以歸咎為是馬的錯，覺得相當不可理喻。<text:span text:style-name="T3"><text:line-break/><text:line-break/></text:span>話鋒一轉，董智森談到智慧局，有意封鎖境外侵權網站慘遭網民圍剿，也能牽拖馬英九跟中共有所勾結，即便最後政策大逆轉，網友昨天還在總統的粉絲團，大量貼上寫有「台灣封網、自由已死」的黑底反白字黑色圖塊來洗版。<text:span text:style-name="T3"><text:line-break/><text:line-break/></text:span>董智森認為，明明封網的構想是來自智慧局長王美花，也是前總統陳水扁御用律師顧立雄的老婆，質疑網友為何不去罵她，只因為這些網軍心中只有藍綠，什麼事情都可以說成馬英九的錯，把所有壞的事都賴給他。<text:span text:style-name="T3"><text:line-break/><text:line-break/></text:span>感嘆台灣已經沒有是非公理，董智森越說越激動，繼續大罵「網路上那些多數都是垃圾」、「那些網軍都只是垃圾」，也因此又能有什麼正義感？這些人成天只想在網路上看免錢的、聽免費的，別人的智慧財產和創作貢獻，全給他們免費利用，「你以為那些大學生很有正義感？沒有，那是一群垃圾」，並表示自己常常到台大、師大散步，「我就看這些垃圾誰敢來挑釁我」。</text:p>
      <text:p text:style-name="P1"><text:span text:style-name="T1">陳真</text:span><text:s/>  |  2013.06.05 02:46   |   <text:a xlink:type="simple" xlink:href="http://palinfo.habago.org/Entry?Command=Information_PrintForum&amp;iPage=474#FORUM31933"><text:span text:style-name="T2">#</text:span></text:a></text:p>
      <text:p text:style-name="P2"><text:span text:style-name="T3">(</text:span>續<text:span text:style-name="T3">)<text:line-break/><text:line-break/></text:span>底下這兩段影片記錄<text:span text:style-name="T3">FSA</text:span>的暴行<text:span text:style-name="T3">,FSA(Free Syrian Army)</text:span>就是目前在英美法等國支持下和敘利亞政府作戰的<text:span text:style-name="T3"><text:s/>"</text:span>敘利亞自由軍<text:span text:style-name="T3">". <text:line-break/><text:line-break/>http://www.youtube.com/watch?v=Z9IRn5b0aik&amp;bpctr=1370364167<text:line-break/><text:line-break/>http://www.youtube.com/watch?v=S49ZJTHqFdE<text:line-break/><text:line-break/></text:span>我相信影片中這些行為<text:span text:style-name="T3">,</text:span>在這場被西方強國所刻意挑起的所謂爭民主爭人權的戰爭中只不過冰山一角<text:span text:style-name="T3">. </text:span>從南斯拉夫內戰<text:span text:style-name="T3">,</text:span>特別是科索沃戰爭<text:span text:style-name="T3">,</text:span>一直到入侵阿富汗伊拉克利比亞<text:span text:style-name="T3">,</text:span>一直到敘利亞內戰<text:span text:style-name="T3">,</text:span>同樣的歷史不斷重演<text:span text:style-name="T3">,</text:span>打的永遠是民主自由人權的美麗旗號<text:span text:style-name="T3">,</text:span>好話說盡<text:span text:style-name="T3">,</text:span>壞事幹絕<text:span text:style-name="T3">.<text:line-break/><text:line-break/></text:span>我當然不是說這一切暴行全部是入侵者或所謂反抗軍所為<text:span text:style-name="T3">,</text:span>而是說<text:span text:style-name="T3">,</text:span>交戰雙方的道德水平在這一點上完全沒有差別<text:span text:style-name="T3">,</text:span>但西方政府及其所豢養的主流媒體卻總是刻意妖魔化其中一方<text:span text:style-name="T3">,</text:span>以便挑起戰亂與仇恨<text:span text:style-name="T3">;</text:span>這一切血腥<text:span text:style-name="T3">,</text:span>千萬人的血<text:span text:style-name="T3">,</text:span>並不是為了什麼民主自由<text:span text:style-name="T3">,</text:span>而只是為了掠奪<text:span text:style-name="T3">. <text:line-break/><text:line-break/></text:span>在任何一個難以恭維的政權底下<text:span text:style-name="T3">,</text:span>包括在所謂自由民主的美國政府底下生活的許多人民<text:span text:style-name="T3">,</text:span>他們的痛苦是紮紮實實地無可否認<text:span text:style-name="T3">,</text:span>但這些痛苦卻往往被外來強大的入侵者所利用與控制<text:span text:style-name="T3">,</text:span>透過洗腦般的媒體宣傳及完全不成比例的先進武器<text:span text:style-name="T3">,</text:span>以民主自由糖衣為包裝<text:span text:style-name="T3">,</text:span>以各種虛構的謊言為藉口<text:span text:style-name="T3">,</text:span>挑起戰亂<text:span text:style-name="T3">,</text:span>藉以製造千百倍的痛苦與血腥<text:span text:style-name="T3">,</text:span>以便掠奪暴利與權力<text:span text:style-name="T3">. <text:line-break/><text:line-break/></text:span>還好<text:span text:style-name="T3">,</text:span>在某個意義上<text:span text:style-name="T3">,</text:span>每個人都是自由的<text:span text:style-name="T3">,</text:span>你可以選擇相信這個<text:span text:style-name="T3">,</text:span>也可以選擇相信那個<text:span text:style-name="T3">,</text:span>你可以選擇站在這邊<text:span text:style-name="T3">,</text:span>也可以選擇站在那邊<text:span text:style-name="T3">,</text:span>但無論你怎麼選擇<text:span text:style-name="T3">,</text:span>你無法否認這無數的鮮血與暴力之可悲<text:span text:style-name="T3">,</text:span>難道你真的會相信這樣一種血腥相殘真的會帶來什麼美麗燦爛的自由遠景<text:span text:style-name="T3">?<text:line-break/><text:line-break/></text:span>對此一發問<text:span text:style-name="T3">,</text:span>我知道答案將會是令人挫折的<text:span text:style-name="T3">,</text:span>大多數人相信這一套<text:span text:style-name="T3">,</text:span>他們的智能似乎永遠停留在科學小飛俠大戰惡魔黨之類的卡通水平<text:span text:style-name="T3">. </text:span>但話說回來<text:span text:style-name="T3">,</text:span>人們的<text:span text:style-name="T3">IQ</text:span>真的普遍有這麼笨嗎<text:span text:style-name="T3">?</text:span>笨到連這麼明顯的是非都無法判斷<text:span text:style-name="T3">? </text:span>非也<text:span text:style-name="T3">. </text:span>顯然這無關智能<text:span text:style-name="T3">,</text:span>而是關於在不在乎或切不切身的問題<text:span text:style-name="T3">. </text:span>所謂別人家的小孩永遠死不完<text:span text:style-name="T3">,</text:span>所以根本不用擔心<text:span text:style-name="T3">.<text:line-break/><text:line-break/></text:span>最近太陽很大<text:span text:style-name="T3">,</text:span>我看男男女女們出門<text:span text:style-name="T3">,</text:span>個個保護自己的美白保護得很周密<text:span text:style-name="T3">,</text:span>完全不給太陽一絲滲透作亂的機會<text:span text:style-name="T3">. </text:span>有時連陰天你也能看到一些包得像木乃伊的女生<text:span text:style-name="T3">,</text:span>彷彿跟太陽誓不兩立<text:span text:style-name="T3">. </text:span>我常想<text:span text:style-name="T3">,</text:span>這份極度在乎的熱情<text:span text:style-name="T3">,</text:span>不用多<text:span text:style-name="T3">,</text:span>只要撥出大約一億分之一的熱情用在關注<text:span text:style-name="T3"><text:s/>"</text:span>別人家死不完的小孩<text:span text:style-name="T3">" </text:span>身上<text:span text:style-name="T3">,</text:span>這一切戰亂血腥恐怕早已從人類生活中連根拔除<text:span text:style-name="T3">.<text:line-break/><text:line-break/></text:span>一天有<text:span text:style-name="T3">8</text:span>萬<text:span text:style-name="T3">6</text:span>千<text:span text:style-name="T3">4</text:span>百秒<text:span text:style-name="T3">,</text:span>我這一生<text:span text:style-name="T3">,</text:span>平均大約每天會花其中的<text:span text:style-name="T3">10</text:span>秒鐘去想這些事<text:span text:style-name="T3">,</text:span>大約是一生萬分之一的力氣<text:span text:style-name="T3">,</text:span>我不知道一般人平均一天花上幾秒鐘心頭上會想起這些事<text:span text:style-name="T3">? <text:line-break/><text:line-break/></text:span>某些時候特別容易想起戰爭<text:span text:style-name="T3">,</text:span>以前在英國時<text:span text:style-name="T3">, </text:span>日常生活環境風景如畫<text:span text:style-name="T3">, </text:span>感覺就像個兒童樂園<text:span text:style-name="T3">,</text:span>特別讓我容易察覺外頭的真實世界砲火隆隆血肉四濺<text:span text:style-name="T3">. <text:line-break/><text:line-break/></text:span>在一些抗爭活動中<text:span text:style-name="T3">,</text:span>常有外國人問我是誰<text:span text:style-name="T3">,</text:span>從哪來<text:span text:style-name="T3">? </text:span>也許我該說<text:span text:style-name="T3">,</text:span>不要問我從哪裡來<text:span text:style-name="T3">,</text:span>其實我們都是美國人<text:span text:style-name="T3">. </text:span>所謂抗爭<text:span text:style-name="T3">,</text:span>差不多就像來到教堂<text:span text:style-name="T3">,</text:span>來到神的面前<text:span text:style-name="T3">,</text:span>說一些懺悔的話<text:span text:style-name="T3">,</text:span>告解後離開教堂繼續過原來同樣的生活<text:span text:style-name="T3">.<text:line-break/><text:line-break/></text:span>話雖如此<text:span text:style-name="T3">,</text:span>我倒也不妄自菲薄<text:span text:style-name="T3">,</text:span>就像王爾德滿是唇印的紀念雕像上所刻畫的那一行字<text:span text:style-name="T3">: We are all in the gutter, but some of us are looking at the stars. (</text:span>我們都活在陰溝裏<text:span text:style-name="T3">, </text:span>但我們之中仍然還是有人仰望著星空。<text:span text:style-name="T3">)</text:span></text:p>
      <text:p text:style-name="P1"><text:span text:style-name="T1">陳真</text:span><text:s/>  |  2013.06.04 01:54   |   <text:a xlink:type="simple" xlink:href="http://palinfo.habago.org/Entry?Command=Information_PrintForum&amp;iPage=474#FORUM31932"><text:span text:style-name="T2">#</text:span></text:a></text:p>
      <text:p text:style-name="P3">底下是剛收到的，<text:span text:style-name="T3">PHR(</text:span>醫師人權組織<text:span text:style-name="T3">)</text:span>派發給會員的一封信。<text:span text:style-name="T3"><text:line-break/><text:line-break/>PHR</text:span>成立於<text:span text:style-name="T3">1986</text:span>年，我是<text:span text:style-name="T3">1988</text:span>年加入，算起來也已經四分之一個世紀。<text:span text:style-name="T3">PHR</text:span>就跟<text:span text:style-name="T3">AI</text:span>或<text:span text:style-name="T3">HRW(</text:span>人權觀察組織，這組織的重要金主之一就是索羅斯<text:span text:style-name="T3">)</text:span>一樣，是國際上頗具聲望而且<text:span text:style-name="T3"><text:s/>"</text:span>還算<text:span text:style-name="T3">" </text:span>中立的人權組織。但是，各位把信看一遍，不知心裏做何感想？<text:span text:style-name="T3"><text:line-break/><text:line-break/></text:span>中立組織尚且如此徹底偏頗，那就更不用說那些純粹扛著民主人權旗幟的國內外各種<text:span text:style-name="T3">"</text:span>人權組織<text:span text:style-name="T3">"</text:span>了。美國多的是這一類組織，其中有些甚至是美國中情局專門搞對外滲透的情治單位改裝門面所成立，例如頒給王丹的那個美國<text:span text:style-name="T3"><text:s/>"</text:span>人權<text:span text:style-name="T3">" </text:span>組織便是，這些<text:span text:style-name="T3"><text:s/>"</text:span>人權<text:span text:style-name="T3">" </text:span>組織總是喜歡頒獎給那些<text:span text:style-name="T3"><text:s/>"</text:span>反對美國敵人<text:span text:style-name="T3">" </text:span>的所謂反對者，正猶如美國也曾大力讚賞海珊與蔣介石是民主世界的燈塔一般。<text:span text:style-name="T3"><text:line-break/><text:line-break/></text:span>中國崛起至今，不曾在海外發動戰爭或搞政變暗殺，但美國半個世紀來卻沒有一天不發動戰爭，每天都在四處殺人，四處丟炸彈。每丟一顆炸彈，就能創造千萬財富；美國人簡直就是靠軍火生意在過活的。想到這個國家，實在很無奈，世上無一字能說出我心裏對美國血腥惡行的恨。<text:span text:style-name="T3"><text:line-break/><text:line-break/>PHR</text:span>這信我看了幾秒鐘就看不下去了。它竟然要我們去呼籲美國國會來為敘利亞人民伸張正義。這就比方說有歹徒闖進家園，說要幫你們推廣家庭民主與人權，然後四處搞破壞搞暗殺搞恐怖活動，努力在家庭成員之間挑起各種血腥衝突。<text:span text:style-name="T3"><text:line-break/><text:line-break/></text:span>本來這群永遠以民主人權裝扮出現的歹徒，只是以民主人權之名，遮遮掩掩地暗中幫忙跟政府軍一樣殘暴血腥的所謂反對派，努力把血腥衝突擴大。這樣還不夠，最近英美兩國更是聯手促成歐盟解除武器禁運，從六月一日起正式生效，從此這些以民主人權為名的恐怖主義國家，便可堂而皇之地提供武器軍火給所謂反抗軍。<text:span text:style-name="T3"><text:line-break/><text:line-break/></text:span>這些混蛋國家在敘利亞所做的這一切，就如同他們在利比亞、伊拉克和阿富汗之所做所為，打的全是什麼民主人權的美麗動人口號，幹的卻是極其可怕殘忍與齷齪的大規模血腥。<text:span text:style-name="T3"><text:line-break/><text:line-break/></text:span>敘利亞內戰至今已經死了至少七、八萬人，兩百五十萬人流離失所，成為難民。這從來都不是什麼民主與人權的追求。敘利亞駐華大使說得對，所謂民主與人權，只是侵略者<text:span text:style-name="T3"><text:s/>"</text:span>巨大的謊言<text:span text:style-name="T3">"</text:span>。<text:span text:style-name="T3"><text:line-break/><text:line-break/></text:span>我不會說敘利亞政府是個好政府，就如同我不會說蔣家政權是好政府；但敘利亞的那些所謂反對者卻恐怕比現有的政府更恐怖更可怕，就如阿富汗的北方聯盟比原有的神學士政權不知道要腐敗多少倍；以百萬生靈塗炭為代價，為的只是扶植一個傀儡，只要他往後乖乖聽美國爸爸的話，那麼，不論他怎麼胡作非為，都絕不會是問題。<text:span text:style-name="T3"><text:line-break/><text:line-break/>PHR</text:span>的信裏還呼籲<text:span text:style-name="T3">ICC(</text:span>國際刑事法庭<text:span text:style-name="T3">)</text:span>的介入。對此我無異議，但問題本質仍然還是一樣。<text:span text:style-name="T3">ICC</text:span>的任務之一是審判國際戰犯，但天字第一號國際戰犯就在白宮，<text:span text:style-name="T3">ICC</text:span>卻始終無能為力。<text:span text:style-name="T3"><text:line-break/><text:line-break/></text:span>記得大約是在<text:span text:style-name="T3">2002-2003</text:span>那個時候，<text:span text:style-name="T3">ICC</text:span>剛要成立時，千方百計抵制它之成立的就是美國，因為美國布希政府開出條件，要求美國人必須豁免一切追訴；因為美國人是為了世界和平所以才每天到處丟炸彈到處姦殺擄掠的，怎麼還需要國際法庭的管轄？美國是世界的王，比王法還大，王要怎麼幹都行，當然輪不到法律過問。<text:span text:style-name="T3"><text:line-break/><text:line-break/></text:span>關於這一段<text:span text:style-name="T3">ICC</text:span>的歷史，十年前我寫了很多很多，多到幾乎可以出一本書了。而且還曾參與一群比利時的反戰人士所發起的一個<text:span text:style-name="T3"><text:s/>"</text:span>把美軍拖上國際法庭受審<text:span text:style-name="T3">" </text:span>的運動，藉著提告等手段，雖然讓美國高官及美國總統不敢去那些依法必須逮捕他們的國家，但美國至今始終豁免於一切國際法的管轄。<text:span text:style-name="T3"><text:line-break/><text:line-break/></text:span>對此，這些國際人權組織卻很少表示意見。記得<text:span text:style-name="T3">2003</text:span>年美國剛入侵伊拉克那時候，在<text:span text:style-name="T3">HRW(</text:span>人權觀察組織<text:span text:style-name="T3">)</text:span>的一個討論群上，有人說要呼籲美國政府以戰犯之名逮捕誰誰誰，我回應說，那你應該先呼籲大家，不管是布希或美國政府高官這些人去到哪個國家，那些國家的政府就應該依法把這群世界上最大的恐怖犯罪集團的首腦全數逮捕並繩之以法。<text:span text:style-name="T3">Chomsky</text:span>有句話說得很對，他說，依法論法，歷任所有美國總統都應處以極刑。<text:span text:style-name="T3"><text:line-break/><text:line-break/></text:span>我知道講有關戰爭這些事很挫折，對我個人而言甚至很窩囊，所以我能不講就盡量不講。如果我一無所知或所知無幾倒也罷了，但一個人在道德事務上，當他知道很多卻做得很少時，他得用多大的力氣來面對自己、面對生活？<text:span text:style-name="T3"><text:line-break/><text:line-break/></text:span>就如同你若不知道世界上有十幾億人處於饑餓倒也罷了，如果你知之甚詳，但你又能如何？你還是只能一樣吃喝，一樣玩樂。這沒什麼不對，但若還義正辭嚴說起世上饑餓之事，難道不窩囊？<text:span text:style-name="T3"><text:line-break/><text:line-break/></text:span>或許這讓我對為惡者如美國的恨較能釋懷，因為事實上我們都只是這個恐怖犯罪集團的一份子，我們的各種作為，事實上都為這個集團貢獻了一份力量，我們一樣兩手血腥，參與同樣的掠奪與殺戮。<text:span text:style-name="T3"><text:line-break/><text:line-break/></text:span>令我感到痛苦的是，我不知道如何改變這個令人挫折的處境？我怎麼可能洗掉自己身上的血腥而能宣稱自己之清白？說起來，我們都是美國人。我希望自己不是，但我沒有那個勇氣辦到。<text:span text:style-name="T3"><text:line-break/><text:line-break/></text:span>陳真<text:span text:style-name="T3"><text:line-break/><text:line-break/>===========<text:line-break/>Dear Emir,<text:line-break/><text:line-break/>Tell Congress victims of mass atrocities in Syria need justice!<text:line-break/><text:line-break/>Over the past two years, forces and allies of the Syrian government have carried out a ruthless campaign of violence against the people of Syria. <text:line-break/><text:line-break/>During the course of the conflict, an estimated 70,000 people have been killed, 2.5 million have been displaced from their homes, and countless others have suffered crimes of sexual violence and torture. Opposition forces have also committed serious crimes against civilians, including killings, kidnappings, and other physical attacks.<text:line-break/><text:line-break/>Tell Congress you want justice for victims of mass atrocities in Syria!<text:line-break/><text:line-break/>As part of a systematic campaign against the civilian population, the Syrian authorities have attacked hospitals, killed and tortured health care providers, and prevented those in need of medical treatment from receiving care. Attacks on health care are not only part of a depraved campaign to increase harm inflicted upon civilians – they are war crimes, and perpetrators must be held to account.<text:line-break/><text:line-break/>Hold perpetrators of mass atrocities in Syria accountable.<text:line-break/><text:line-break/>PHR has called on the United Nations Security Council to refer the situation in Syria to the International Criminal Court (ICC). A new bill in congress is now calling for Syria’s referral to the ICC as well. The ICC is a permanent court designed to try perpetrators of the world’s worst crimes when national governments are unwilling or unable to prosecute offenders. Syria’s referral to the ICC would be the first step in bringing those most responsible for mass atrocities there to justice.<text:line-break/><text:line-break/>Sincerely,<text:line-break/><text:line-break/><text:line-break/>Hans Hogrefe<text:line-break/>Chief Policy Officer and Washington Director</text:span></text:p>
      <text:p text:style-name="P1"><text:span text:style-name="T1">陳真</text:span><text:s/>  |  2013.06.01 01:37   |   <text:a xlink:type="simple" xlink:href="http://palinfo.habago.org/Entry?Command=Information_PrintForum&amp;iPage=474#FORUM31931"><text:span text:style-name="T2">#</text:span></text:a></text:p>
      <text:p text:style-name="P2">哈巴狗擋了學姊一篇轉貼，在底下好幾天前的地方。<text:span text:style-name="T3"><text:line-break/><text:line-break/></text:span>連主人也擋門外，我命令笨狗給放行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